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TT Norms Pro" svg:font-family="'TT Norms Pro', Arial, sans-serif"/>
    <style:font-face style:name="Ubuntu Mono" svg:font-family="'Ubuntu Mono', Menlo, Monaco, Consolas, 'Courier New', monospace"/>
  </office:font-face-decls>
  <office:automatic-styles>
    <style:style style:name="P1" style:family="paragraph" style:parent-style-name="Heading_20_2" style:master-page-name="">
      <style:paragraph-properties fo:margin-left="0cm" fo:margin-right="0cm" fo:line-height="115%" fo:text-align="center" style:justify-single-word="false" fo:orphans="2" fo:widows="2" fo:text-indent="0cm" style:auto-text-indent="false" style:page-number="auto"/>
      <style:text-properties fo:font-variant="normal" fo:text-transform="none" fo:color="#333333" loext:opacity="100%" style:font-name="Arial1" fo:font-size="10pt" fo:letter-spacing="normal" fo:font-style="normal" fo:font-weight="bold" style:font-size-asian="10pt" style:font-weight-asian="bold" style:font-size-complex="10pt" style:font-weight-complex="bold"/>
    </style:style>
    <style:style style:name="P2" style:family="paragraph" style:parent-style-name="Heading_20_4">
      <style:paragraph-properties fo:margin-left="0cm" fo:margin-right="0cm" fo:text-indent="0cm" style:auto-text-indent="false"/>
    </style:style>
    <style:style style:name="P3" style:family="paragraph" style:parent-style-name="Text_20_body">
      <style:paragraph-properties fo:margin-left="0cm" fo:margin-right="0cm" fo:margin-top="0.265cm" fo:margin-bottom="0.397cm" style:contextual-spacing="false" fo:line-height="150%" fo:orphans="2" fo:widows="2" fo:text-indent="0cm" style:auto-text-indent="false" fo:padding="0cm" fo:border="none"/>
      <style:text-properties officeooo:paragraph-rsid="003b49c4"/>
    </style:style>
    <style:style style:name="P4" style:family="paragraph" style:parent-style-name="Text_20_body">
      <style:paragraph-properties fo:margin-left="0cm" fo:margin-right="0cm" fo:margin-top="0.265cm" fo:margin-bottom="0.397cm" style:contextual-spacing="false" fo:line-height="150%" fo:orphans="2" fo:widows="2" fo:text-indent="0cm" style:auto-text-indent="false" fo:padding="0cm" fo:border="none"/>
    </style:style>
    <style:style style:name="P5" style:family="paragraph" style:parent-style-name="Text_20_body">
      <style:paragraph-properties fo:margin-left="0cm" fo:margin-right="0cm" fo:margin-top="0.265cm" fo:margin-bottom="0.397cm" style:contextual-spacing="false" fo:line-height="150%" fo:orphans="2" fo:widows="2" fo:text-indent="0cm" style:auto-text-indent="false" fo:padding="0cm" fo:border="none"/>
      <style:text-properties fo:font-variant="normal" fo:text-transform="none" fo:color="#333333" loext:opacity="100%" style:font-name="TT Norms Pro" fo:font-size="12pt" fo:letter-spacing="normal" fo:font-style="normal" fo:font-weight="normal"/>
    </style:style>
    <style:style style:name="P6" style:family="paragraph" style:parent-style-name="Heading_20_3">
      <style:paragraph-properties fo:margin-left="0cm" fo:margin-right="0cm" fo:text-indent="0cm" style:auto-text-indent="false"/>
    </style:style>
    <style:style style:name="P7" style:family="paragraph" style:parent-style-name="Heading_20_2">
      <style:paragraph-properties fo:margin-left="0cm" fo:margin-right="0cm" fo:text-indent="0cm" style:auto-text-indent="false"/>
    </style:style>
    <style:style style:name="P8" style:family="paragraph" style:parent-style-name="Text_20_body" style:list-style-name="L1">
      <style:paragraph-properties fo:margin-left="0cm" fo:margin-right="0cm" fo:margin-top="0cm" fo:margin-bottom="0.529cm" style:contextual-spacing="false" fo:orphans="2" fo:widows="2" fo:text-indent="0cm" style:auto-text-indent="false"/>
      <style:text-properties fo:font-variant="normal" fo:text-transform="none" fo:color="#333333" loext:opacity="100%" style:font-name="TT Norms Pro" fo:font-size="12pt" fo:letter-spacing="normal" fo:font-style="normal" fo:font-weight="normal"/>
    </style:style>
    <style:style style:name="P9" style:family="paragraph" style:parent-style-name="Text_20_body" style:list-style-name="L2">
      <style:paragraph-properties fo:margin-left="0cm" fo:margin-right="0cm" fo:margin-top="0.265cm" fo:margin-bottom="0.397cm" style:contextual-spacing="false" fo:line-height="150%" fo:orphans="2" fo:widows="2" fo:text-indent="0cm" style:auto-text-indent="false"/>
      <style:text-properties fo:font-variant="normal" fo:text-transform="none" fo:color="#333333" loext:opacity="100%" style:font-name="TT Norms Pro" fo:font-size="12pt" fo:letter-spacing="normal" fo:font-style="normal" fo:font-weight="normal"/>
    </style:style>
    <style:style style:name="P10" style:family="paragraph" style:parent-style-name="Text_20_body" style:list-style-name="L2">
      <style:paragraph-properties fo:margin-left="0cm" fo:margin-right="0cm" fo:margin-top="0cm" fo:margin-bottom="0.132cm" style:contextual-spacing="false" fo:orphans="2" fo:widows="2" fo:text-indent="0cm" style:auto-text-indent="false" fo:padding="0cm" fo:border="none"/>
      <style:text-properties fo:font-variant="normal" fo:text-transform="none" fo:color="#333333" loext:opacity="100%" style:font-name="TT Norms Pro" fo:font-size="12pt" fo:letter-spacing="normal" fo:font-style="normal" fo:font-weight="normal"/>
    </style:style>
    <style:style style:name="P11" style:family="paragraph" style:parent-style-name="Text_20_body" style:list-style-name="L2">
      <style:paragraph-properties fo:margin-left="0cm" fo:margin-right="0cm" fo:margin-top="0.265cm" fo:margin-bottom="0.397cm" style:contextual-spacing="false" fo:line-height="150%" fo:orphans="2" fo:widows="2" fo:text-indent="0cm" style:auto-text-indent="false"/>
    </style:style>
    <style:style style:name="P12" style:family="paragraph" style:parent-style-name="Text_20_body" style:list-style-name="L3">
      <style:paragraph-properties fo:margin-left="0cm" fo:margin-right="0cm" fo:margin-top="0cm" fo:margin-bottom="0.529cm" style:contextual-spacing="false" fo:orphans="2" fo:widows="2" fo:text-indent="0cm" style:auto-text-indent="false"/>
      <style:text-properties fo:font-variant="normal" fo:text-transform="none" fo:color="#333333" loext:opacity="100%" style:font-name="TT Norms Pro" fo:font-size="12pt" fo:letter-spacing="normal" fo:font-style="normal" fo:font-weight="normal"/>
    </style:style>
    <style:style style:name="P13" style:family="paragraph" style:parent-style-name="Text_20_body" style:list-style-name="L4">
      <style:paragraph-properties fo:margin-left="0cm" fo:margin-right="0cm" fo:margin-top="0cm" fo:margin-bottom="0.132cm" style:contextual-spacing="false" fo:orphans="2" fo:widows="2" fo:text-indent="0cm" style:auto-text-indent="false" fo:padding="0cm" fo:border="none"/>
      <style:text-properties fo:font-variant="normal" fo:text-transform="none" fo:color="#333333" loext:opacity="100%" style:font-name="TT Norms Pro" fo:font-size="12pt" fo:letter-spacing="normal" fo:font-style="normal" fo:font-weight="normal"/>
    </style:style>
    <style:style style:name="P14" style:family="paragraph" style:parent-style-name="Text_20_body" style:list-style-name="L5">
      <style:paragraph-properties fo:margin-left="0cm" fo:margin-right="0cm" fo:margin-top="0cm" fo:margin-bottom="0.132cm" style:contextual-spacing="false" fo:orphans="2" fo:widows="2" fo:text-indent="0cm" style:auto-text-indent="false" fo:padding="0cm" fo:border="none"/>
      <style:text-properties fo:font-variant="normal" fo:text-transform="none" fo:color="#333333" loext:opacity="100%" style:font-name="TT Norms Pro" fo:font-size="12pt" fo:letter-spacing="normal" fo:font-style="normal" fo:font-weight="normal"/>
    </style:style>
    <style:style style:name="P15" style:family="paragraph" style:parent-style-name="Text_20_body" style:list-style-name="L6">
      <style:paragraph-properties fo:margin-left="0cm" fo:margin-right="0cm" fo:margin-top="0cm" fo:margin-bottom="0.132cm" style:contextual-spacing="false" fo:orphans="2" fo:widows="2" fo:text-indent="0cm" style:auto-text-indent="false" fo:padding="0cm" fo:border="none"/>
      <style:text-properties fo:font-variant="normal" fo:text-transform="none" fo:color="#333333" loext:opacity="100%" style:font-name="TT Norms Pro" fo:font-size="12pt" fo:letter-spacing="normal" fo:font-style="normal" fo:font-weight="normal"/>
    </style:style>
    <style:style style:name="P16" style:family="paragraph" style:parent-style-name="Text_20_body" style:list-style-name="L7">
      <style:paragraph-properties fo:margin-left="0cm" fo:margin-right="0cm" fo:margin-top="0cm" fo:margin-bottom="0.132cm" style:contextual-spacing="false" fo:orphans="2" fo:widows="2" fo:text-indent="0cm" style:auto-text-indent="false" fo:padding="0cm" fo:border="none"/>
      <style:text-properties fo:font-variant="normal" fo:text-transform="none" fo:color="#333333" loext:opacity="100%" style:font-name="TT Norms Pro" fo:font-size="12pt" fo:letter-spacing="normal" fo:font-style="normal" fo:font-weight="normal"/>
    </style:style>
    <style:style style:name="P17" style:family="paragraph" style:parent-style-name="Text_20_body" style:list-style-name="L8">
      <style:paragraph-properties fo:margin-left="0cm" fo:margin-right="0cm" fo:margin-top="0.265cm" fo:margin-bottom="0.397cm" style:contextual-spacing="false" fo:line-height="150%" fo:orphans="2" fo:widows="2" fo:text-indent="0cm" style:auto-text-indent="false"/>
      <style:text-properties fo:font-variant="normal" fo:text-transform="none" fo:color="#333333" loext:opacity="100%" style:font-name="TT Norms Pro" fo:font-size="12pt" fo:letter-spacing="normal" fo:font-style="normal" fo:font-weight="normal"/>
    </style:style>
    <style:style style:name="P18" style:family="paragraph" style:parent-style-name="Text_20_body" style:list-style-name="L8">
      <style:paragraph-properties fo:margin-left="0cm" fo:margin-right="0cm" fo:margin-top="0cm" fo:margin-bottom="0.132cm" style:contextual-spacing="false" fo:orphans="2" fo:widows="2" fo:text-indent="0cm" style:auto-text-indent="false" fo:padding="0cm" fo:border="none"/>
      <style:text-properties fo:font-variant="normal" fo:text-transform="none" fo:color="#333333" loext:opacity="100%" style:font-name="TT Norms Pro" fo:font-size="12pt" fo:letter-spacing="normal" fo:font-style="normal" fo:font-weight="normal"/>
    </style:style>
    <style:style style:name="P19" style:family="paragraph" style:parent-style-name="Text_20_body" style:list-style-name="L9">
      <style:paragraph-properties fo:margin-left="0cm" fo:margin-right="0cm" fo:margin-top="0cm" fo:margin-bottom="0.132cm" style:contextual-spacing="false" fo:orphans="2" fo:widows="2" fo:text-indent="0cm" style:auto-text-indent="false" fo:padding="0cm" fo:border="none"/>
      <style:text-properties fo:font-variant="normal" fo:text-transform="none" fo:color="#333333" loext:opacity="100%" style:font-name="TT Norms Pro" fo:font-size="12pt" fo:letter-spacing="normal" fo:font-style="normal" fo:font-weight="normal"/>
    </style:style>
    <style:style style:name="P20" style:family="paragraph" style:parent-style-name="Text_20_body" style:list-style-name="L10">
      <style:paragraph-properties fo:margin-left="0cm" fo:margin-right="0cm" fo:margin-top="0cm" fo:margin-bottom="0.132cm" style:contextual-spacing="false" fo:orphans="2" fo:widows="2" fo:text-indent="0cm" style:auto-text-indent="false" fo:padding="0cm" fo:border="none"/>
      <style:text-properties fo:font-variant="normal" fo:text-transform="none" fo:color="#333333" loext:opacity="100%" style:font-name="TT Norms Pro" fo:font-size="12pt" fo:letter-spacing="normal" fo:font-style="normal" fo:font-weight="normal"/>
    </style:style>
    <style:style style:name="P21" style:family="paragraph" style:parent-style-name="Text_20_body" style:list-style-name="L11">
      <style:paragraph-properties fo:margin-left="0cm" fo:margin-right="0cm" fo:margin-top="0cm" fo:margin-bottom="0cm" style:contextual-spacing="false" fo:line-height="150%" fo:orphans="2" fo:widows="2" fo:text-indent="0cm" style:auto-text-indent="false" fo:padding="0cm" fo:border="none"/>
    </style:style>
    <style:style style:name="P22" style:family="paragraph" style:parent-style-name="Text_20_body" style:list-style-name="L12">
      <style:paragraph-properties fo:margin-left="0cm" fo:margin-right="0cm" fo:margin-top="0cm" fo:margin-bottom="0.132cm" style:contextual-spacing="false" fo:orphans="2" fo:widows="2" fo:text-indent="0cm" style:auto-text-indent="false" fo:padding="0cm" fo:border="none"/>
    </style:style>
    <style:style style:name="P23" style:family="paragraph" style:parent-style-name="Text_20_body" style:list-style-name="L13">
      <style:paragraph-properties fo:margin-left="0cm" fo:margin-right="0cm" fo:margin-top="0cm" fo:margin-bottom="0.132cm" style:contextual-spacing="false" fo:orphans="2" fo:widows="2" fo:text-indent="0cm" style:auto-text-indent="false" fo:padding="0cm" fo:border="none"/>
      <style:text-properties fo:font-variant="normal" fo:text-transform="none" fo:color="#333333" loext:opacity="100%" style:font-name="TT Norms Pro" fo:font-size="12pt" fo:letter-spacing="normal" fo:font-style="normal" fo:font-weight="normal"/>
    </style:style>
    <style:style style:name="P24" style:family="paragraph" style:parent-style-name="Text_20_body" style:list-style-name="L14">
      <style:paragraph-properties fo:margin-left="0cm" fo:margin-right="0cm" fo:margin-top="0cm" fo:margin-bottom="0.132cm" style:contextual-spacing="false" fo:orphans="2" fo:widows="2" fo:text-indent="0cm" style:auto-text-indent="false" fo:padding="0cm" fo:border="none"/>
      <style:text-properties fo:font-variant="normal" fo:text-transform="none" fo:color="#333333" loext:opacity="100%" style:font-name="TT Norms Pro" fo:font-size="12pt" fo:letter-spacing="normal" fo:font-style="normal" fo:font-weight="normal"/>
    </style:style>
    <style:style style:name="P25" style:family="paragraph" style:parent-style-name="Text_20_body" style:list-style-name="L15">
      <style:paragraph-properties fo:margin-left="0cm" fo:margin-right="0cm" fo:margin-top="0cm" fo:margin-bottom="0.132cm" style:contextual-spacing="false" fo:orphans="2" fo:widows="2" fo:text-indent="0cm" style:auto-text-indent="false" fo:padding="0cm" fo:border="none"/>
      <style:text-properties fo:font-variant="normal" fo:text-transform="none" fo:color="#333333" loext:opacity="100%" style:font-name="TT Norms Pro" fo:font-size="12pt" fo:letter-spacing="normal" fo:font-style="normal" fo:font-weight="normal"/>
    </style:style>
    <style:style style:name="P26" style:family="paragraph" style:parent-style-name="Text_20_body" style:list-style-name="L15">
      <style:paragraph-properties fo:margin-left="0cm" fo:margin-right="0cm" fo:margin-top="0cm" fo:margin-bottom="0.132cm" style:contextual-spacing="false" fo:orphans="2" fo:widows="2" fo:text-indent="0cm" style:auto-text-indent="false" fo:padding="0cm" fo:border="none"/>
    </style:style>
    <style:style style:name="P27" style:family="paragraph" style:parent-style-name="Text_20_body" style:list-style-name="L16">
      <style:paragraph-properties fo:margin-left="0cm" fo:margin-right="0cm" fo:margin-top="0cm" fo:margin-bottom="0.132cm" style:contextual-spacing="false" fo:orphans="2" fo:widows="2" fo:text-indent="0cm" style:auto-text-indent="false" fo:padding="0cm" fo:border="none"/>
      <style:text-properties fo:font-variant="normal" fo:text-transform="none" fo:color="#333333" loext:opacity="100%" style:font-name="TT Norms Pro" fo:font-size="12pt" fo:letter-spacing="normal" fo:font-style="normal" fo:font-weight="normal"/>
    </style:style>
    <style:style style:name="P28" style:family="paragraph" style:parent-style-name="Text_20_body" style:list-style-name="L17">
      <style:paragraph-properties fo:margin-left="0cm" fo:margin-right="0cm" fo:margin-top="0cm" fo:margin-bottom="0cm" style:contextual-spacing="false" fo:line-height="150%" fo:orphans="2" fo:widows="2" fo:text-indent="0cm" style:auto-text-indent="false" fo:padding="0cm" fo:border="none"/>
    </style:style>
    <style:style style:name="P29" style:family="paragraph" style:parent-style-name="Text_20_body" style:list-style-name="L17">
      <style:paragraph-properties fo:margin-left="0cm" fo:margin-right="0cm" fo:margin-top="0cm" fo:margin-bottom="0cm" style:contextual-spacing="false" fo:line-height="150%" fo:orphans="2" fo:widows="2" fo:text-indent="0cm" style:auto-text-indent="false" fo:padding="0cm" fo:border="none"/>
      <style:text-properties fo:font-variant="normal" fo:text-transform="none" fo:color="#333333" loext:opacity="100%" style:font-name="TT Norms Pro" fo:font-size="12pt" fo:letter-spacing="normal" fo:font-style="normal" fo:font-weight="normal"/>
    </style:style>
    <style:style style:name="P30" style:family="paragraph" style:parent-style-name="Text_20_body" style:list-style-name="L17">
      <style:paragraph-properties fo:margin-left="0cm" fo:margin-right="0cm" fo:margin-top="0cm" fo:margin-bottom="0cm" style:contextual-spacing="false" fo:orphans="2" fo:widows="2" fo:text-indent="0cm" style:auto-text-indent="false" fo:padding="0cm" fo:border="none"/>
      <style:text-properties fo:font-variant="normal" fo:text-transform="none" fo:color="#333333" loext:opacity="100%" style:font-name="TT Norms Pro" fo:font-size="12pt" fo:letter-spacing="normal" fo:font-style="normal" fo:font-weight="normal"/>
    </style:style>
    <style:style style:name="P31" style:family="paragraph" style:parent-style-name="Text_20_body" style:list-style-name="L17">
      <style:paragraph-properties fo:margin-left="0cm" fo:margin-right="0cm" fo:margin-top="0cm" fo:margin-bottom="0.132cm" style:contextual-spacing="false" fo:orphans="2" fo:widows="2" fo:text-indent="0cm" style:auto-text-indent="false" fo:padding="0cm" fo:border="none"/>
      <style:text-properties fo:font-variant="normal" fo:text-transform="none" fo:color="#333333" loext:opacity="100%" style:font-name="TT Norms Pro" fo:font-size="12pt" fo:letter-spacing="normal" fo:font-style="normal" fo:font-weight="normal"/>
    </style:style>
    <style:style style:name="P32" style:family="paragraph" style:parent-style-name="Text_20_body" style:list-style-name="L17">
      <style:paragraph-properties fo:margin-left="0cm" fo:margin-right="0cm" fo:margin-top="0cm" fo:margin-bottom="0.132cm" style:contextual-spacing="false" fo:orphans="2" fo:widows="2" fo:text-indent="0cm" style:auto-text-indent="false" fo:padding="0cm" fo:border="none"/>
    </style:style>
    <style:style style:name="P33" style:family="paragraph" style:parent-style-name="Text_20_body" style:list-style-name="L17">
      <style:paragraph-properties fo:margin-left="0cm" fo:margin-right="0cm" fo:margin-top="0cm" fo:margin-bottom="0cm" style:contextual-spacing="false" fo:orphans="2" fo:widows="2" fo:text-indent="0cm" style:auto-text-indent="false" fo:padding="0cm" fo:border="none"/>
    </style:style>
    <style:style style:name="P34" style:family="paragraph" style:parent-style-name="Text_20_body" style:list-style-name="L18">
      <style:paragraph-properties fo:margin-left="0cm" fo:margin-right="0cm" fo:margin-top="0cm" fo:margin-bottom="0.132cm" style:contextual-spacing="false" fo:orphans="2" fo:widows="2" fo:text-indent="0cm" style:auto-text-indent="false" fo:padding="0cm" fo:border="none"/>
      <style:text-properties fo:font-variant="normal" fo:text-transform="none" fo:color="#333333" loext:opacity="100%" style:font-name="TT Norms Pro" fo:font-size="12pt" fo:letter-spacing="normal" fo:font-style="normal" fo:font-weight="normal"/>
    </style:style>
    <style:style style:name="P35" style:family="paragraph" style:parent-style-name="Text_20_body" style:list-style-name="L18">
      <style:paragraph-properties fo:margin-left="0cm" fo:margin-right="0cm" fo:margin-top="0cm" fo:margin-bottom="0.132cm" style:contextual-spacing="false" fo:orphans="2" fo:widows="2" fo:text-indent="0cm" style:auto-text-indent="false" fo:padding="0cm" fo:border="none"/>
    </style:style>
    <style:style style:name="P36" style:family="paragraph" style:parent-style-name="Text_20_body" style:list-style-name="L18">
      <style:paragraph-properties fo:margin-left="0cm" fo:margin-right="0cm" fo:margin-top="0cm" fo:margin-bottom="0cm" style:contextual-spacing="false" fo:orphans="2" fo:widows="2" fo:text-indent="0cm" style:auto-text-indent="false" fo:padding="0cm" fo:border="none"/>
      <style:text-properties fo:font-variant="normal" fo:text-transform="none" fo:color="#333333" loext:opacity="100%" style:font-name="TT Norms Pro" fo:font-size="12pt" fo:letter-spacing="normal" fo:font-style="normal" fo:font-weight="normal"/>
    </style:style>
    <style:style style:name="P37" style:family="paragraph" style:parent-style-name="Text_20_body">
      <style:paragraph-properties fo:margin-left="0cm" fo:margin-right="0cm" fo:margin-top="0.265cm" fo:margin-bottom="0.397cm" style:contextual-spacing="false" fo:line-height="150%" fo:orphans="2" fo:widows="2" fo:text-indent="0cm" style:auto-text-indent="false" fo:padding="0cm" fo:border="none"/>
      <style:text-properties fo:font-variant="normal" fo:text-transform="none" fo:color="#333333" loext:opacity="100%" fo:letter-spacing="normal"/>
    </style:style>
    <style:style style:name="P38" style:family="paragraph" style:parent-style-name="Text_20_body" style:list-style-name="L19">
      <style:paragraph-properties fo:margin-left="0cm" fo:margin-right="0cm" fo:margin-top="0cm" fo:margin-bottom="0.132cm" style:contextual-spacing="false" fo:orphans="2" fo:widows="2" fo:text-indent="0cm" style:auto-text-indent="false" fo:padding="0cm" fo:border="none"/>
      <style:text-properties fo:font-variant="normal" fo:text-transform="none" fo:color="#333333" loext:opacity="100%" style:font-name="TT Norms Pro" fo:font-size="12pt" fo:letter-spacing="normal" fo:font-style="normal" fo:font-weight="normal"/>
    </style:style>
    <style:style style:name="P39" style:family="paragraph" style:parent-style-name="Text_20_body" style:list-style-name="L19">
      <style:paragraph-properties fo:margin-left="0cm" fo:margin-right="0cm" fo:margin-top="0cm" fo:margin-bottom="0.132cm" style:contextual-spacing="false" fo:orphans="2" fo:widows="2" fo:text-indent="0cm" style:auto-text-indent="false" fo:padding="0cm" fo:border="none"/>
    </style:style>
    <style:style style:name="P40" style:family="paragraph" style:parent-style-name="Text_20_body" style:list-style-name="L20">
      <style:paragraph-properties fo:margin-left="0cm" fo:margin-right="0cm" fo:margin-top="0cm" fo:margin-bottom="0cm" style:contextual-spacing="false" fo:line-height="150%" fo:orphans="2" fo:widows="2" fo:text-indent="0cm" style:auto-text-indent="false" fo:padding="0cm" fo:border="none"/>
      <style:text-properties fo:font-variant="normal" fo:text-transform="none" fo:color="#333333" loext:opacity="100%" style:font-name="TT Norms Pro" fo:font-size="12pt" fo:letter-spacing="normal" fo:font-style="normal" fo:font-weight="normal"/>
    </style:style>
    <style:style style:name="P41" style:family="paragraph" style:parent-style-name="Text_20_body" style:list-style-name="L20">
      <style:paragraph-properties fo:margin-left="0cm" fo:margin-right="0cm" fo:margin-top="0cm" fo:margin-bottom="0cm" style:contextual-spacing="false" fo:line-height="150%" fo:orphans="2" fo:widows="2" fo:text-indent="0cm" style:auto-text-indent="false" fo:padding="0cm" fo:border="none"/>
    </style:style>
    <style:style style:name="P42" style:family="paragraph" style:parent-style-name="Text_20_body" style:list-style-name="L21">
      <style:paragraph-properties fo:margin-left="0cm" fo:margin-right="0cm" fo:margin-top="0cm" fo:margin-bottom="0.132cm" style:contextual-spacing="false" fo:orphans="2" fo:widows="2" fo:text-indent="0cm" style:auto-text-indent="false" fo:padding="0cm" fo:border="none"/>
      <style:text-properties fo:font-variant="normal" fo:text-transform="none" fo:color="#333333" loext:opacity="100%" style:font-name="TT Norms Pro" fo:font-size="12pt" fo:letter-spacing="normal" fo:font-style="normal" fo:font-weight="normal"/>
    </style:style>
    <style:style style:name="P43" style:family="paragraph" style:parent-style-name="Text_20_body" style:list-style-name="L21">
      <style:paragraph-properties fo:margin-left="0cm" fo:margin-right="0cm" fo:margin-top="0cm" fo:margin-bottom="0cm" style:contextual-spacing="false" fo:orphans="2" fo:widows="2" fo:text-indent="0cm" style:auto-text-indent="false" fo:padding="0cm" fo:border="none"/>
      <style:text-properties fo:font-variant="normal" fo:text-transform="none" fo:color="#333333" loext:opacity="100%" style:font-name="TT Norms Pro" fo:font-size="12pt" fo:letter-spacing="normal" fo:font-style="normal" fo:font-weight="normal"/>
    </style:style>
    <style:style style:name="P44" style:family="paragraph" style:parent-style-name="Text_20_body" style:list-style-name="L21">
      <style:paragraph-properties fo:margin-left="0cm" fo:margin-right="0cm" fo:margin-top="0cm" fo:margin-bottom="0.132cm" style:contextual-spacing="false" fo:orphans="2" fo:widows="2" fo:text-indent="0cm" style:auto-text-indent="false" fo:padding="0cm" fo:border="none"/>
    </style:style>
    <style:style style:name="P45" style:family="paragraph" style:parent-style-name="Text_20_body" style:list-style-name="L22">
      <style:paragraph-properties fo:margin-left="0cm" fo:margin-right="0cm" fo:margin-top="0cm" fo:margin-bottom="0.132cm" style:contextual-spacing="false" fo:orphans="2" fo:widows="2" fo:text-indent="0cm" style:auto-text-indent="false" fo:padding="0cm" fo:border="none"/>
      <style:text-properties fo:font-variant="normal" fo:text-transform="none" fo:color="#333333" loext:opacity="100%" style:font-name="TT Norms Pro" fo:font-size="12pt" fo:letter-spacing="normal" fo:font-style="normal" fo:font-weight="normal"/>
    </style:style>
    <style:style style:name="P46" style:family="paragraph" style:parent-style-name="Text_20_body" style:list-style-name="L22">
      <style:paragraph-properties fo:margin-left="0cm" fo:margin-right="0cm" fo:margin-top="0cm" fo:margin-bottom="0.132cm" style:contextual-spacing="false" fo:orphans="2" fo:widows="2" fo:text-indent="0cm" style:auto-text-indent="false" fo:padding="0cm" fo:border="none"/>
    </style:style>
    <style:style style:name="P47" style:family="paragraph" style:parent-style-name="Text_20_body" style:list-style-name="L22">
      <style:paragraph-properties fo:margin-left="0cm" fo:margin-right="0cm" fo:margin-top="0cm" fo:margin-bottom="0cm" style:contextual-spacing="false" fo:orphans="2" fo:widows="2" fo:text-indent="0cm" style:auto-text-indent="false" fo:padding="0cm" fo:border="none"/>
      <style:text-properties fo:font-variant="normal" fo:text-transform="none" fo:color="#333333" loext:opacity="100%" style:font-name="TT Norms Pro" fo:font-size="12pt" fo:letter-spacing="normal" fo:font-style="normal" fo:font-weight="normal"/>
    </style:style>
    <style:style style:name="P48" style:family="paragraph" style:parent-style-name="Text_20_body" style:list-style-name="L23">
      <style:paragraph-properties fo:margin-left="0cm" fo:margin-right="0cm" fo:margin-top="0cm" fo:margin-bottom="0.132cm" style:contextual-spacing="false" fo:orphans="2" fo:widows="2" fo:text-indent="0cm" style:auto-text-indent="false" fo:padding="0cm" fo:border="none"/>
      <style:text-properties fo:font-variant="normal" fo:text-transform="none" fo:color="#333333" loext:opacity="100%" style:font-name="TT Norms Pro" fo:font-size="12pt" fo:letter-spacing="normal" fo:font-style="normal" fo:font-weight="normal"/>
    </style:style>
    <style:style style:name="P49" style:family="paragraph" style:parent-style-name="Text_20_body" style:list-style-name="L23">
      <style:paragraph-properties fo:margin-left="0cm" fo:margin-right="0cm" fo:margin-top="0cm" fo:margin-bottom="0.132cm" style:contextual-spacing="false" fo:orphans="2" fo:widows="2" fo:text-indent="0cm" style:auto-text-indent="false" fo:padding="0cm" fo:border="none"/>
    </style:style>
    <style:style style:name="P50" style:family="paragraph" style:parent-style-name="Text_20_body" style:list-style-name="L24">
      <style:paragraph-properties fo:margin-left="0cm" fo:margin-right="0cm" fo:margin-top="0cm" fo:margin-bottom="0.132cm" style:contextual-spacing="false" fo:orphans="2" fo:widows="2" fo:text-indent="0cm" style:auto-text-indent="false" fo:padding="0cm" fo:border="none"/>
      <style:text-properties fo:font-variant="normal" fo:text-transform="none" fo:color="#333333" loext:opacity="100%" style:font-name="TT Norms Pro" fo:font-size="12pt" fo:letter-spacing="normal" fo:font-style="normal" fo:font-weight="normal"/>
    </style:style>
    <style:style style:name="P51" style:family="paragraph" style:parent-style-name="Text_20_body" style:list-style-name="L24">
      <style:paragraph-properties fo:margin-left="0cm" fo:margin-right="0cm" fo:margin-top="0cm" fo:margin-bottom="0.132cm" style:contextual-spacing="false" fo:orphans="2" fo:widows="2" fo:text-indent="0cm" style:auto-text-indent="false" fo:padding="0cm" fo:border="none"/>
    </style:style>
    <style:style style:name="P52" style:family="paragraph" style:parent-style-name="Text_20_body" style:list-style-name="L25">
      <style:paragraph-properties fo:margin-left="0cm" fo:margin-right="0cm" fo:margin-top="0cm" fo:margin-bottom="0cm" style:contextual-spacing="false" fo:line-height="150%" fo:orphans="2" fo:widows="2" fo:text-indent="0cm" style:auto-text-indent="false" fo:padding="0cm" fo:border="none"/>
      <style:text-properties fo:font-variant="normal" fo:text-transform="none" fo:color="#333333" loext:opacity="100%" style:font-name="TT Norms Pro" fo:font-size="12pt" fo:letter-spacing="normal" fo:font-style="normal" fo:font-weight="normal"/>
    </style:style>
    <style:style style:name="P53" style:family="paragraph" style:parent-style-name="Text_20_body" style:list-style-name="L25">
      <style:paragraph-properties fo:margin-left="0cm" fo:margin-right="0cm" fo:margin-top="0cm" fo:margin-bottom="0cm" style:contextual-spacing="false" fo:line-height="150%" fo:orphans="2" fo:widows="2" fo:text-indent="0cm" style:auto-text-indent="false" fo:padding="0cm" fo:border="none"/>
    </style:style>
    <style:style style:name="P54" style:family="paragraph" style:parent-style-name="Text_20_body" style:list-style-name="L25">
      <style:paragraph-properties fo:margin-left="0cm" fo:margin-right="0cm" fo:margin-top="0cm" fo:margin-bottom="0.397cm" style:contextual-spacing="false" fo:line-height="150%" fo:orphans="2" fo:widows="2" fo:text-indent="0cm" style:auto-text-indent="false" fo:padding="0cm" fo:border="none"/>
      <style:text-properties fo:font-variant="normal" fo:text-transform="none" fo:color="#333333" loext:opacity="100%" style:font-name="TT Norms Pro" fo:font-size="12pt" fo:letter-spacing="normal" fo:font-style="normal" fo:font-weight="normal"/>
    </style:style>
    <style:style style:name="P55" style:family="paragraph" style:parent-style-name="Text_20_body" style:list-style-name="L25">
      <style:paragraph-properties fo:margin-left="0cm" fo:margin-right="0cm" fo:margin-top="0cm" fo:margin-bottom="0.132cm" style:contextual-spacing="false" fo:orphans="2" fo:widows="2" fo:text-indent="0cm" style:auto-text-indent="false" fo:padding="0cm" fo:border="none"/>
      <style:text-properties fo:font-variant="normal" fo:text-transform="none" fo:color="#333333" loext:opacity="100%" style:font-name="TT Norms Pro" fo:font-size="12pt" fo:letter-spacing="normal" fo:font-style="normal" fo:font-weight="normal"/>
    </style:style>
    <style:style style:name="P56" style:family="paragraph" style:parent-style-name="Text_20_body" style:list-style-name="L25">
      <style:paragraph-properties fo:margin-left="0cm" fo:margin-right="0cm" fo:margin-top="0cm" fo:margin-bottom="0cm" style:contextual-spacing="false" fo:orphans="2" fo:widows="2" fo:text-indent="0cm" style:auto-text-indent="false" fo:padding="0cm" fo:border="none"/>
      <style:text-properties fo:font-variant="normal" fo:text-transform="none" fo:color="#333333" loext:opacity="100%" style:font-name="TT Norms Pro" fo:font-size="12pt" fo:letter-spacing="normal" fo:font-style="normal" fo:font-weight="normal"/>
    </style:style>
    <style:style style:name="P57" style:family="paragraph" style:parent-style-name="Text_20_body" style:list-style-name="L25">
      <style:paragraph-properties fo:margin-left="0cm" fo:margin-right="0cm" fo:margin-top="0.265cm" fo:margin-bottom="0cm" style:contextual-spacing="false" fo:line-height="150%" fo:orphans="2" fo:widows="2" fo:text-indent="0cm" style:auto-text-indent="false" fo:padding="0cm" fo:border="none"/>
      <style:text-properties fo:font-variant="normal" fo:text-transform="none" fo:color="#333333" loext:opacity="100%" style:font-name="TT Norms Pro" fo:font-size="12pt" fo:letter-spacing="normal" fo:font-style="normal" fo:font-weight="normal"/>
    </style:style>
    <style:style style:name="P58" style:family="paragraph" style:parent-style-name="Text_20_body" style:list-style-name="L26">
      <style:paragraph-properties fo:margin-left="0cm" fo:margin-right="0cm" fo:margin-top="0cm" fo:margin-bottom="0.132cm" style:contextual-spacing="false" fo:orphans="2" fo:widows="2" fo:text-indent="0cm" style:auto-text-indent="false" fo:padding="0cm" fo:border="none"/>
      <style:text-properties fo:font-variant="normal" fo:text-transform="none" fo:color="#333333" loext:opacity="100%" style:font-name="TT Norms Pro" fo:font-size="12pt" fo:letter-spacing="normal" fo:font-style="normal" fo:font-weight="normal"/>
    </style:style>
    <style:style style:name="P59" style:family="paragraph" style:parent-style-name="Text_20_body" style:list-style-name="L27">
      <style:paragraph-properties fo:margin-left="0cm" fo:margin-right="0cm" fo:margin-top="0cm" fo:margin-bottom="0.132cm" style:contextual-spacing="false" fo:orphans="2" fo:widows="2" fo:text-indent="0cm" style:auto-text-indent="false" fo:padding="0cm" fo:border="none"/>
      <style:text-properties fo:font-variant="normal" fo:text-transform="none" fo:color="#333333" loext:opacity="100%" style:font-name="TT Norms Pro" fo:font-size="12pt" fo:letter-spacing="normal" fo:font-style="normal" fo:font-weight="normal"/>
    </style:style>
    <style:style style:name="P60" style:family="paragraph" style:parent-style-name="Text_20_body" style:list-style-name="L27">
      <style:paragraph-properties fo:margin-left="0cm" fo:margin-right="0cm" fo:margin-top="0cm" fo:margin-bottom="0.132cm" style:contextual-spacing="false" fo:orphans="2" fo:widows="2" fo:text-indent="0cm" style:auto-text-indent="false" fo:padding="0cm" fo:border="none"/>
    </style:style>
    <style:style style:name="P61" style:family="paragraph" style:parent-style-name="Text_20_body" style:list-style-name="L28">
      <style:paragraph-properties fo:margin-left="0cm" fo:margin-right="0cm" fo:margin-top="0cm" fo:margin-bottom="0.132cm" style:contextual-spacing="false" fo:orphans="2" fo:widows="2" fo:text-indent="0cm" style:auto-text-indent="false" fo:padding="0cm" fo:border="none"/>
      <style:text-properties fo:font-variant="normal" fo:text-transform="none" fo:color="#333333" loext:opacity="100%" style:font-name="TT Norms Pro" fo:font-size="12pt" fo:letter-spacing="normal" fo:font-style="normal" fo:font-weight="normal"/>
    </style:style>
    <style:style style:name="P62" style:family="paragraph" style:parent-style-name="Text_20_body" style:list-style-name="L29">
      <style:paragraph-properties fo:margin-left="0cm" fo:margin-right="0cm" fo:margin-top="0cm" fo:margin-bottom="0.132cm" style:contextual-spacing="false" fo:orphans="2" fo:widows="2" fo:text-indent="0cm" style:auto-text-indent="false" fo:padding="0cm" fo:border="none"/>
      <style:text-properties fo:font-variant="normal" fo:text-transform="none" fo:color="#333333" loext:opacity="100%" style:font-name="TT Norms Pro" fo:font-size="12pt" fo:letter-spacing="normal" fo:font-style="normal" fo:font-weight="normal"/>
    </style:style>
    <style:style style:name="P63" style:family="paragraph" style:parent-style-name="Text_20_body" style:list-style-name="L30">
      <style:paragraph-properties fo:margin-left="0cm" fo:margin-right="0cm" fo:margin-top="0cm" fo:margin-bottom="0.132cm" style:contextual-spacing="false" fo:orphans="2" fo:widows="2" fo:text-indent="0cm" style:auto-text-indent="false" fo:padding="0cm" fo:border="none"/>
    </style:style>
    <style:style style:name="P64" style:family="paragraph" style:parent-style-name="Text_20_body" style:list-style-name="L31">
      <style:paragraph-properties fo:margin-left="0cm" fo:margin-right="0cm" fo:margin-top="0cm" fo:margin-bottom="0cm" style:contextual-spacing="false" fo:line-height="150%" fo:orphans="2" fo:widows="2" fo:text-indent="0cm" style:auto-text-indent="false" fo:padding="0cm" fo:border="none"/>
      <style:text-properties fo:font-variant="normal" fo:text-transform="none" fo:color="#333333" loext:opacity="100%" style:font-name="TT Norms Pro" fo:font-size="12pt" fo:letter-spacing="normal" fo:font-style="normal" fo:font-weight="normal"/>
    </style:style>
    <style:style style:name="P65" style:family="paragraph" style:parent-style-name="Text_20_body" style:list-style-name="L32">
      <style:paragraph-properties fo:margin-left="0cm" fo:margin-right="0cm" fo:margin-top="0cm" fo:margin-bottom="0cm" style:contextual-spacing="false" fo:line-height="150%" fo:orphans="2" fo:widows="2" fo:text-indent="0cm" style:auto-text-indent="false" fo:padding="0cm" fo:border="none"/>
      <style:text-properties fo:font-variant="normal" fo:text-transform="none" fo:color="#333333" loext:opacity="100%" style:font-name="TT Norms Pro" fo:font-size="12pt" fo:letter-spacing="normal" fo:font-style="normal" fo:font-weight="normal"/>
    </style:style>
    <style:style style:name="P66" style:family="paragraph" style:parent-style-name="Text_20_body" style:list-style-name="L32">
      <style:paragraph-properties fo:margin-left="0cm" fo:margin-right="0cm" fo:margin-top="0cm" fo:margin-bottom="0cm" style:contextual-spacing="false" fo:line-height="150%" fo:orphans="2" fo:widows="2" fo:text-indent="0cm" style:auto-text-indent="false" fo:padding="0cm" fo:border="none"/>
    </style:style>
    <style:style style:name="P67" style:family="paragraph" style:parent-style-name="Text_20_body" style:list-style-name="L33">
      <style:paragraph-properties fo:margin-left="0cm" fo:margin-right="0cm" fo:margin-top="0cm" fo:margin-bottom="0cm" style:contextual-spacing="false" fo:line-height="150%" fo:orphans="2" fo:widows="2" fo:text-indent="0cm" style:auto-text-indent="false" fo:padding="0cm" fo:border="none"/>
    </style:style>
    <style:style style:name="P68" style:family="paragraph" style:parent-style-name="Text_20_body" style:list-style-name="L33">
      <style:paragraph-properties fo:margin-left="0cm" fo:margin-right="0cm" fo:margin-top="0cm" fo:margin-bottom="0cm" style:contextual-spacing="false" fo:line-height="150%" fo:orphans="2" fo:widows="2" fo:text-indent="0cm" style:auto-text-indent="false" fo:padding="0cm" fo:border="none"/>
      <style:text-properties fo:font-variant="normal" fo:text-transform="none" fo:color="#333333" loext:opacity="100%" style:font-name="TT Norms Pro" fo:font-size="12pt" fo:letter-spacing="normal" fo:font-style="normal" fo:font-weight="normal"/>
    </style:style>
    <style:style style:name="P69" style:family="paragraph" style:parent-style-name="Text_20_body" style:list-style-name="L34">
      <style:paragraph-properties fo:margin-left="0cm" fo:margin-right="0cm" fo:margin-top="0cm" fo:margin-bottom="0cm" style:contextual-spacing="false" fo:line-height="150%" fo:orphans="2" fo:widows="2" fo:text-indent="0cm" style:auto-text-indent="false" fo:padding="0cm" fo:border="none"/>
      <style:text-properties fo:font-variant="normal" fo:text-transform="none" fo:color="#333333" loext:opacity="100%" style:font-name="TT Norms Pro" fo:font-size="12pt" fo:letter-spacing="normal" fo:font-style="normal" fo:font-weight="normal"/>
    </style:style>
    <style:style style:name="P70" style:family="paragraph" style:parent-style-name="Text_20_body" style:list-style-name="L35">
      <style:paragraph-properties fo:margin-left="0cm" fo:margin-right="0cm" fo:margin-top="0cm" fo:margin-bottom="0.132cm" style:contextual-spacing="false" fo:orphans="2" fo:widows="2" fo:text-indent="0cm" style:auto-text-indent="false" fo:padding="0cm" fo:border="none"/>
      <style:text-properties fo:font-variant="normal" fo:text-transform="none" fo:color="#333333" loext:opacity="100%" style:font-name="TT Norms Pro" fo:font-size="12pt" fo:letter-spacing="normal" fo:font-style="normal" fo:font-weight="normal"/>
    </style:style>
    <style:style style:name="P71" style:family="paragraph" style:parent-style-name="Text_20_body" style:list-style-name="L35">
      <style:paragraph-properties fo:margin-left="0cm" fo:margin-right="0cm" fo:margin-top="0cm" fo:margin-bottom="0cm" style:contextual-spacing="false" fo:orphans="2" fo:widows="2" fo:text-indent="0cm" style:auto-text-indent="false" fo:padding="0cm" fo:border="none"/>
    </style:style>
    <style:style style:name="P72" style:family="paragraph" style:parent-style-name="Text_20_body" style:list-style-name="L35">
      <style:paragraph-properties fo:margin-left="0cm" fo:margin-right="0cm" fo:margin-top="0cm" fo:margin-bottom="0cm" style:contextual-spacing="false" fo:orphans="2" fo:widows="2" fo:text-indent="0cm" style:auto-text-indent="false" fo:padding="0cm" fo:border="none"/>
      <style:text-properties fo:font-variant="normal" fo:text-transform="none" fo:color="#333333" loext:opacity="100%" style:font-name="TT Norms Pro" fo:font-size="12pt" fo:letter-spacing="normal" fo:font-style="normal" fo:font-weight="normal"/>
    </style:style>
    <style:style style:name="P73" style:family="paragraph" style:parent-style-name="Text_20_body" style:list-style-name="L36">
      <style:paragraph-properties fo:margin-left="0cm" fo:margin-right="0cm" fo:margin-top="0cm" fo:margin-bottom="0.132cm" style:contextual-spacing="false" fo:orphans="2" fo:widows="2" fo:text-indent="0cm" style:auto-text-indent="false" fo:padding="0cm" fo:border="none"/>
    </style:style>
    <style:style style:name="P74" style:family="paragraph" style:parent-style-name="Text_20_body" style:list-style-name="L36">
      <style:paragraph-properties fo:margin-left="0cm" fo:margin-right="0cm" fo:margin-top="0cm" fo:margin-bottom="0.132cm" style:contextual-spacing="false" fo:orphans="2" fo:widows="2" fo:text-indent="0cm" style:auto-text-indent="false" fo:padding="0cm" fo:border="none"/>
      <style:text-properties fo:font-variant="normal" fo:text-transform="none" fo:color="#333333" loext:opacity="100%" style:font-name="TT Norms Pro" fo:font-size="12pt" fo:letter-spacing="normal" fo:font-style="normal" fo:font-weight="normal"/>
    </style:style>
    <style:style style:name="P75" style:family="paragraph" style:parent-style-name="Text_20_body" style:list-style-name="L37">
      <style:paragraph-properties fo:margin-left="0cm" fo:margin-right="0cm" fo:margin-top="0cm" fo:margin-bottom="0.132cm" style:contextual-spacing="false" fo:orphans="2" fo:widows="2" fo:text-indent="0cm" style:auto-text-indent="false" fo:padding="0cm" fo:border="none"/>
    </style:style>
    <style:style style:name="P76" style:family="paragraph" style:parent-style-name="Text_20_body" style:list-style-name="L38">
      <style:paragraph-properties fo:margin-left="0cm" fo:margin-right="0cm" fo:margin-top="0cm" fo:margin-bottom="0.132cm" style:contextual-spacing="false" fo:orphans="2" fo:widows="2" fo:text-indent="0cm" style:auto-text-indent="false" fo:padding="0cm" fo:border="none"/>
    </style:style>
    <style:style style:name="P77" style:family="paragraph" style:parent-style-name="Text_20_body">
      <style:paragraph-properties fo:margin-left="0cm" fo:margin-right="0cm" fo:line-height="115%" fo:orphans="2" fo:widows="2" fo:text-indent="0cm" style:auto-text-indent="false"/>
      <style:text-properties fo:font-variant="normal" fo:text-transform="none" fo:color="#333333" loext:opacity="100%" style:font-name="Arial1" fo:font-size="10pt" fo:letter-spacing="normal" fo:font-style="normal" fo:font-weight="normal" style:font-size-asian="10pt" style:font-size-complex="10pt"/>
    </style:style>
    <style:style style:name="T1" style:family="text">
      <style:text-properties fo:font-variant="normal" fo:text-transform="none" fo:color="#333333" loext:opacity="100%" style:font-name="TT Norms Pro" fo:font-size="12pt" fo:letter-spacing="normal" fo:font-style="normal" fo:font-weight="normal"/>
    </style:style>
    <style:style style:name="T2" style:family="text">
      <style:text-properties fo:font-variant="normal" fo:text-transform="none" fo:color="#333333" loext:opacity="100%" style:font-name="Ubuntu Mono" fo:font-size="12pt" fo:letter-spacing="normal" fo:font-style="normal" fo:font-weight="normal" fo:background-color="#f8f8f8" loext:char-shading-value="0" loext:padding-left="0.106cm" loext:padding-right="0cm" loext:padding-top="0.049cm" loext:padding-bottom="0.053cm" loext:border-left="0.74pt solid #d5d5d5" loext:border-right="none" loext:border-top="0.74pt solid #d5d5d5" loext:border-bottom="0.74pt solid #d5d5d5"/>
    </style:style>
    <style:style style:name="T3" style:family="text">
      <style:text-properties fo:font-variant="normal" fo:text-transform="none" fo:color="#333333" loext:opacity="100%" style:font-name="TT Norms Pro" fo:font-size="12pt" fo:letter-spacing="normal" fo:font-style="normal" fo:font-weight="bold"/>
    </style:style>
    <style:style style:name="T4" style:family="text">
      <style:text-properties fo:font-variant="normal" fo:text-transform="none" fo:color="#333333" loext:opacity="100%" fo:letter-spacing="normal"/>
    </style:style>
    <style:style style:name="T5" style:family="text">
      <style:text-properties style:font-name="TT Norms Pro" fo:font-size="12pt" fo:font-style="normal" fo:font-weight="normal"/>
    </style:style>
    <style:style style:name="T6" style:family="text">
      <style:text-properties style:font-name="Ubuntu Mono" fo:background-color="#f8f8f8" loext:char-shading-value="0" loext:padding-left="0.106cm" loext:padding-right="0cm" loext:padding-top="0.049cm" loext:padding-bottom="0.053cm" loext:border-left="0.74pt solid #d5d5d5" loext:border-right="none" loext:border-top="0.74pt solid #d5d5d5" loext:border-bottom="0.74pt solid #d5d5d5"/>
    </style:style>
    <style:style style:name="Sect1" style:family="section">
      <style:section-properties fo:margin-left="0cm" fo:margin-right="0cm"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style:list-level-properties/>
      </text:list-level-style-number>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number text:level="1" text:style-name="Numbering_20_Symbols" loext:num-list-format="%1%." style:num-suffix="." style:num-format="1">
        <style:list-level-properties/>
      </text:list-level-style-number>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4">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5">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6">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7">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8">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pecification">
        <text:h text:style-name="P1" text:outline-level="2"><text:bookmark text:name="akselerator:-2-proekt-(iteratsiya)"/>Акселератор: 2 проект (итерация)</text:h>
        <text:h text:style-name="P2" text:outline-level="4"><text:bookmark text:name="arkhiv-i-otpravka-proekta-na-proverku"/>Архив и отправка проекта на проверку</text:h>
        <text:p text:style-name="P3"><text:span text:style-name="T1">При сдаче проекта не нужно добавлять в архив не нужные файлы сборки и </text:span><text:span text:style-name="Source_20_Text"><text:span text:style-name="T2">node_modules</text:span></text:span><text:span text:style-name="T1">.</text:span></text:p>
        <text:p text:style-name="P3"><text:span text:style-name="T1">Для удобства упакуйте проект в </text:span><text:span text:style-name="Strong_20_Emphasis"><text:span text:style-name="T3">архив ZIP без сжатия</text:span></text:span><text:span text:style-name="T1">. Только указанный формат.</text:span></text:p>
        <text:p text:style-name="P4"><text:span text:style-name="T1">Назовите архив по шаблону: </text:span><text:span text:style-name="Strong_20_Emphasis"><text:span text:style-name="T3">id_студента-название_проекта.zip</text:span></text:span><text:span text:style-name="T1">. Например: </text:span><text:span text:style-name="Source_20_Text"><text:span text:style-name="T2">11111-fitfriends.zip</text:span></text:span><text:span text:style-name="T1"> Это упростит и ускорит проверку работы.</text:span></text:p>
        <text:p text:style-name="P5">Проверьте, что ваш проект из архива запускается без ошибок!</text:p>
        <text:h text:style-name="P6" text:outline-level="3"><text:bookmark text:name="zadanie"/>Задание</text:h>
        <text:p text:style-name="P5">Фокусы заказчика изменились. К работе в проекте стали привлекать тренеров, чтобы они стали размещать тренировки, тем самым повысив конверсию и привлекательность платформы. Для добавления новых фич, вам придётся доработать уже созданный код, а где-то внедрить новый. Ваша задача подготовить и реализовать сценарии для пользователя с новой ролью — тренер для работы на платформе.</text:p>
        <text:h text:style-name="P7" text:outline-level="2"><text:bookmark text:name="zadacha-proekta"/>Задача проекта</text:h>
        <text:list text:style-name="L1">
          <text:list-item>
            <text:p text:style-name="P8">Разработать веб-приложения, необходимо реализовать бэкенд, фронтенд указанных страниц и подготовить часть к деплою.</text:p>
          </text:list-item>
          <text:list-item>
            <text:p text:style-name="P8">Вёрстка проекта предоставляется готовой в сборке Vite и уже была вам выдана на первом этапе. Продолжайте с ней работу.</text:p>
          </text:list-item>
          <text:list-item>
            <text:p text:style-name="P8">Для разработки применяются технологии, перечисленные в разделе «Технические требования».</text:p>
          </text:list-item>
          <text:list-item>
            <text:p text:style-name="P8">Применение дополнительных инструментов, не указанных в списке, допускается.</text:p>
          </text:list-item>
        </text:list>
        <text:p text:style-name="P5">На второй итерации предстоит работа над страницами проекта:</text:p>
        <text:list text:style-name="L2">
          <text:list-item>
            <text:p text:style-name="P9">Личный кабинет тренера.</text:p>
          </text:list-item>
          <text:list-item>
            <text:p text:style-name="P9">Доработка карточки тренировки:</text:p>
            <text:list>
              <text:list-item>
                <text:p text:style-name="P10">редактирование тренировки тренером.</text:p>
              </text:list-item>
            </text:list>
          </text:list-item>
          <text:list-item>
            <text:p text:style-name="P11"><text:span text:style-name="T1">Карточка пользователя с ролью </text:span><text:span text:style-name="Source_20_Text"><text:span text:style-name="T2">Тренер</text:span></text:span><text:span text:style-name="T1">.</text:span></text:p>
          </text:list-item>
          <text:list-item>
            <text:p text:style-name="P9"><text:soft-page-break/>Попап.</text:p>
          </text:list-item>
        </text:list>
        <text:p text:style-name="P5">Дополнительные задания итерации.</text:p>
        <text:p text:style-name="P5">Если вы не реализуете дополнительные задания итерации, соответствующие элементы интерфейса должны быть скрыты.</text:p>
        <text:list text:style-name="L3">
          <text:list-item>
            <text:p text:style-name="P12">Отправка на e-mail уведомлений.</text:p>
          </text:list-item>
          <text:list-item>
            <text:p text:style-name="P12">Опросник тренера при регистрации.</text:p>
          </text:list-item>
          <text:list-item>
            <text:p text:style-name="P12">Если вы решили в первой итерации делать микросервисы — продолжайте.</text:p>
          </text:list-item>
        </text:list>
        <text:h text:style-name="P7" text:outline-level="2"><text:bookmark text:name="tekhnicheskie-trebovaniya"/>Технические требования</text:h>
        <text:h text:style-name="P6" text:outline-level="3"><text:bookmark text:name="obshchie"/>Общие</text:h>
        <text:list text:style-name="L4">
          <text:list-item>
            <text:p text:style-name="P13">Вёрстка готова. Внесение правок допускается. Сборка фронтенда реализована на основе Vite.</text:p>
          </text:list-item>
          <text:list-item>
            <text:p text:style-name="P13">Разработка проектов производится в монорепозитории. Бэкенд и Фронтенд вместе.</text:p>
          </text:list-item>
          <text:list-item>
            <text:p text:style-name="P13">Применять дополнительные пакеты разрешено.</text:p>
          </text:list-item>
          <text:list-item>
            <text:p text:style-name="P13">Работу продолжать в репозитории первой итерации.</text:p>
          </text:list-item>
        </text:list>
        <text:h text:style-name="P6" text:outline-level="3"><text:bookmark text:name="bekend"/>Бэкенд</text:h>
        <text:list text:style-name="L5">
          <text:list-item>
            <text:p text:style-name="P14">Node.js LTS;</text:p>
          </text:list-item>
          <text:list-item>
            <text:p text:style-name="P14">TypeScript;</text:p>
          </text:list-item>
          <text:list-item>
            <text:p text:style-name="P14">Express / Nest;</text:p>
          </text:list-item>
          <text:list-item>
            <text:p text:style-name="P14">MongoDB / PostgreSQL. Выбор базы или применение нескольких баз остаётся на ваше усмотрение;</text:p>
          </text:list-item>
          <text:list-item>
            <text:p text:style-name="P14">RabbitMQ (опционально);</text:p>
          </text:list-item>
          <text:list-item>
            <text:p text:style-name="P14">Архитектура: монолит / микросервисы. Мы рекомендуем использовать монолит. Но если ранее вы выбрали работать с микросервисами — продолжайте.</text:p>
          </text:list-item>
        </text:list>
        <text:h text:style-name="P6" text:outline-level="3"><text:bookmark text:name="frontend"/>Фронтенд</text:h>
        <text:list text:style-name="L6">
          <text:list-item>
            <text:p text:style-name="P15">React 18+;</text:p>
          </text:list-item>
          <text:list-item>
            <text:p text:style-name="P15">React Router 6+;</text:p>
          </text:list-item>
          <text:list-item>
            <text:p text:style-name="P15">TypeScript;</text:p>
          </text:list-item>
          <text:list-item>
            <text:p text:style-name="P15">Redux Toolkit (опционально).</text:p>
          </text:list-item>
        </text:list>
        <text:h text:style-name="P6" text:outline-level="3"><text:bookmark text:name="podgotovka-k-deployu"/>Подготовка к деплою</text:h>
        <text:list text:style-name="L7">
          <text:list-item>
            <text:p text:style-name="P16">Jest, React Testing Library;</text:p>
          </text:list-item>
          <text:list-item>
            <text:p text:style-name="P16">Github Container Registry (опционально);</text:p>
          </text:list-item>
          <text:list-item>
            <text:p text:style-name="P16">Docker.</text:p>
          </text:list-item>
        </text:list>
        <text:h text:style-name="P7" text:outline-level="2"><text:bookmark text:name="bekend Копия 1"/><text:soft-page-break/>Бэкенд</text:h>
        <text:h text:style-name="P7" text:outline-level="2"><text:bookmark text:name="servis-api"/>Сервис API</text:h>
        <text:p text:style-name="P4"><text:span text:style-name="Strong_20_Emphasis"><text:span text:style-name="T3">Результатом вашей работы должны быть:</text:span></text:span></text:p>
        <text:list text:style-name="L8">
          <text:list-item>
            <text:p text:style-name="P17">Реализованы все сценарии раздела «Личный кабинет тренера»:</text:p>
            <text:list>
              <text:list-item>
                <text:p text:style-name="P18">Создание тренировки,</text:p>
              </text:list-item>
              <text:list-item>
                <text:p text:style-name="P18">Реализовать сценарии раздела «Редактирование карточки тренировки тренером».</text:p>
              </text:list-item>
              <text:list-item>
                <text:p text:style-name="P18">Получить детальную информация о тренировке.</text:p>
              </text:list-item>
              <text:list-item>
                <text:p text:style-name="P18">Получение списка тренировок.</text:p>
              </text:list-item>
            </text:list>
          </text:list-item>
          <text:list-item>
            <text:p text:style-name="P17">Детальная информация о пользователе (Карточка пользователя).</text:p>
          </text:list-item>
        </text:list>
        <text:p text:style-name="P4"><text:span text:style-name="Strong_20_Emphasis"><text:span text:style-name="T3">Изменения в сценариях первой итерации</text:span></text:span></text:p>
        <text:list text:style-name="L9">
          <text:list-item>
            <text:p text:style-name="P19">При регистрации добавить возможность выбора роли.</text:p>
          </text:list-item>
          <text:list-item>
            <text:p text:style-name="P19">В зависимости от роли пользователям доступны разные ресурсы (подробнее см. сценарий).</text:p>
          </text:list-item>
        </text:list>
        <text:p text:style-name="P4"><text:span text:style-name="Strong_20_Emphasis"><text:span text:style-name="T3">Дополнительные сценарии</text:span></text:span></text:p>
        <text:list text:style-name="L10">
          <text:list-item>
            <text:p text:style-name="P20">Реализованы сценарии раздела «отправки уведомления на почту».</text:p>
          </text:list-item>
          <text:list-item>
            <text:p text:style-name="P20">Реализованы сценарии раздела опросник</text:p>
          </text:list-item>
        </text:list>
        <text:h text:style-name="P7" text:outline-level="2"><text:bookmark text:name="predmetnaya-oblast"/>Предметная область</text:h>
        <text:h text:style-name="P6" text:outline-level="3"><text:bookmark text:name="rol"/>Роль</text:h>
        <text:p text:style-name="P4"><text:span text:style-name="Strong_20_Emphasis"><text:span text:style-name="T3">Роль</text:span></text:span><text:span text:style-name="T1">. Роль пользователя в системе.</text:span></text:p>
        <text:p text:style-name="P4"><text:span text:style-name="T1">Ограничения: обязательно для заполнения; доступные роли </text:span><text:span text:style-name="Source_20_Text"><text:span text:style-name="T2">тренер</text:span></text:span><text:span text:style-name="T1"> и </text:span><text:span text:style-name="Source_20_Text"><text:span text:style-name="T2">пользователь</text:span></text:span><text:span text:style-name="T1">.</text:span></text:p>
        <text:h text:style-name="P6" text:outline-level="3"><text:bookmark text:name="trener"/>Тренер</text:h>
        <text:p text:style-name="P5">Пользователь представлен набором информации:</text:p>
        <text:list text:style-name="L11">
          <text:list-item>
            <text:p text:style-name="P21"><text:span text:style-name="Strong_20_Emphasis"><text:span text:style-name="T3">Имя</text:span></text:span><text:span text:style-name="T1">. Имя пользователя. Например: </text:span><text:span text:style-name="Source_20_Text"><text:span text:style-name="T2">Иван</text:span></text:span><text:span text:style-name="T1">. Ограничения: обязательно для заполнения; минимальная длина </text:span><text:span text:style-name="Source_20_Text"><text:span text:style-name="T2">1</text:span></text:span><text:span text:style-name="T1"> символ; максимальная длина </text:span><text:span text:style-name="Source_20_Text"><text:span text:style-name="T2">15</text:span></text:span><text:span text:style-name="T1"> символов; только буквы русского/английского алфавита.</text:span></text:p>
          </text:list-item>
          <text:list-item>
            <text:p text:style-name="P21"><text:span text:style-name="Strong_20_Emphasis"><text:span text:style-name="T3">Электронная почта</text:span></text:span><text:span text:style-name="T1">. Адрес электронной почты, используется в качестве имени пользователя (логин). Ограничения: обязательно для заполнения; валидный адрес электронной почты; уникальность — в системе не может быть двух пользователей с одинаковым email.</text:span></text:p>
          </text:list-item>
          <text:list-item>
            <text:p text:style-name="P21"><text:soft-page-break/><text:span text:style-name="Strong_20_Emphasis"><text:span text:style-name="T3">Аватар пользователя</text:span></text:span><text:span text:style-name="T1">. Ограничения: изображение в формате </text:span><text:span text:style-name="Source_20_Text"><text:span text:style-name="T2">.jpg</text:span></text:span><text:span text:style-name="T1"> или </text:span><text:span text:style-name="Source_20_Text"><text:span text:style-name="T2">.png</text:span></text:span><text:span text:style-name="T1">; максимальный размер изображения </text:span><text:span text:style-name="Source_20_Text"><text:span text:style-name="T2">1 мегабайт</text:span></text:span><text:span text:style-name="T1">.</text:span></text:p>
          </text:list-item>
          <text:list-item>
            <text:p text:style-name="P21"><text:span text:style-name="Strong_20_Emphasis"><text:span text:style-name="T3">Пароль</text:span></text:span><text:span text:style-name="T1">. Ограничения: обязательно для заполнения; минимальная длина </text:span><text:span text:style-name="Source_20_Text"><text:span text:style-name="T2">6</text:span></text:span><text:span text:style-name="T1"> символов; максимальная длина </text:span><text:span text:style-name="Source_20_Text"><text:span text:style-name="T2">12</text:span></text:span><text:span text:style-name="T1"> символов.</text:span></text:p>
          </text:list-item>
          <text:list-item>
            <text:p text:style-name="P21"><text:span text:style-name="Strong_20_Emphasis"><text:span text:style-name="T3">Пол</text:span></text:span><text:span text:style-name="T1">. Ограничения: обязательно для заполнения. Одно из трёх значений: </text:span><text:span text:style-name="Source_20_Text"><text:span text:style-name="T2">женский</text:span></text:span><text:span text:style-name="T1">, </text:span><text:span text:style-name="Source_20_Text"><text:span text:style-name="T2">мужской</text:span></text:span><text:span text:style-name="T1"> и </text:span><text:span text:style-name="Source_20_Text"><text:span text:style-name="T2">неважно</text:span></text:span><text:span text:style-name="T1">.</text:span></text:p>
          </text:list-item>
          <text:list-item>
            <text:p text:style-name="P21"><text:span text:style-name="Strong_20_Emphasis"><text:span text:style-name="T3">Дата рождения</text:span></text:span><text:span text:style-name="T1">. Ограничения: дата рождения включает день, месяц и год; необязательно для заполнения.</text:span></text:p>
          </text:list-item>
          <text:list-item>
            <text:p text:style-name="P21"><text:span text:style-name="Strong_20_Emphasis"><text:span text:style-name="T3">Роль</text:span></text:span><text:span text:style-name="T1">. Роль пользователя в системе. Ограничения: обязательно для заполнения; доступные роли </text:span><text:span text:style-name="Source_20_Text"><text:span text:style-name="T2">тренер</text:span></text:span><text:span text:style-name="T1"> и </text:span><text:span text:style-name="Source_20_Text"><text:span text:style-name="T2">пользователь</text:span></text:span><text:span text:style-name="T1">.</text:span></text:p>
          </text:list-item>
          <text:list-item>
            <text:p text:style-name="P21"><text:span text:style-name="Strong_20_Emphasis"><text:span text:style-name="T3">Описание</text:span></text:span><text:span text:style-name="T1">. Текст с общей информацией. Минимальная длина </text:span><text:span text:style-name="Source_20_Text"><text:span text:style-name="T2">10</text:span></text:span><text:span text:style-name="T1"> символ. Максимальная длина: </text:span><text:span text:style-name="Source_20_Text"><text:span text:style-name="T2">140</text:span></text:span><text:span text:style-name="T1"> символов.</text:span></text:p>
          </text:list-item>
          <text:list-item>
            <text:p text:style-name="P21"><text:span text:style-name="Strong_20_Emphasis"><text:span text:style-name="T3">Локация</text:span></text:span><text:span text:style-name="T1">. Станция метро. Ограничения: обязательно для заполнения; одна из станций: «Пионерская», «Петроградская», «Удельная», «Звёздная», «Спортивная».</text:span></text:p>
          </text:list-item>
          <text:list-item>
            <text:p text:style-name="P21"><text:span text:style-name="Strong_20_Emphasis"><text:span text:style-name="T3">Изображение для страницы</text:span></text:span><text:span text:style-name="T1">. Фоновая картинка для карточки пользователя. Ограничения: обязательно для загрузки; изображение в формате </text:span><text:span text:style-name="Source_20_Text"><text:span text:style-name="T2">jpg</text:span></text:span><text:span text:style-name="T1">/</text:span><text:span text:style-name="Source_20_Text"><text:span text:style-name="T2">png</text:span></text:span><text:span text:style-name="T1">. Список фоновых изображений предопределён (берутся из вёрстки или макета). Опционально — для данного функционала можно переиспользовать изображение аватара.</text:span></text:p>
          </text:list-item>
          <text:list-item>
            <text:p text:style-name="P21"><text:span text:style-name="Strong_20_Emphasis"><text:span text:style-name="T3">Дата создания</text:span></text:span><text:span text:style-name="T1">. Дата создания пользователя в системе. Заполняется автоматически.</text:span></text:p>
          </text:list-item>
        </text:list>
        <text:p text:style-name="P4"><text:span text:style-name="T1">Роль </text:span><text:span text:style-name="Source_20_Text"><text:span text:style-name="T2">Тренер</text:span></text:span><text:span text:style-name="T1">. Дополнительная информация (опросник):</text:span></text:p>
        <text:list text:style-name="L12">
          <text:list-item>
            <text:p text:style-name="P22"><text:span text:style-name="Strong_20_Emphasis"><text:span text:style-name="T3">Уровень подготовки</text:span></text:span><text:span text:style-name="T1">. Уровень физической подготовки пользователя. Ограничения: обязательно для заполнения; допустимые значения: новичок, любитель, профессионал.</text:span></text:p>
          </text:list-item>
          <text:list-item>
            <text:p text:style-name="P22"><text:span text:style-name="Strong_20_Emphasis"><text:span text:style-name="T3">Тип тренировок</text:span></text:span><text:span text:style-name="T1">. Ограничения: обязательно для заполнения; допустимые значения: </text:span><text:span text:style-name="Source_20_Text"><text:span text:style-name="T2">йога</text:span></text:span><text:span text:style-name="T1">, </text:span><text:span text:style-name="Source_20_Text"><text:span text:style-name="T2">бег</text:span></text:span><text:span text:style-name="T1">, </text:span><text:span text:style-name="Source_20_Text"><text:span text:style-name="T2">бокс</text:span></text:span><text:span text:style-name="T1">, </text:span><text:span text:style-name="Source_20_Text"><text:span text:style-name="T2">стрейчинг</text:span></text:span><text:span text:style-name="T1">, </text:span><text:span text:style-name="Source_20_Text"><text:span text:style-name="T2">кроссфит</text:span></text:span><text:span text:style-name="T1">, </text:span><text:span text:style-name="Source_20_Text"><text:span text:style-name="T2">аэробика</text:span></text:span><text:span text:style-name="T1">, </text:span><text:span text:style-name="Source_20_Text"><text:span text:style-name="T2">пилатес</text:span></text:span><text:span text:style-name="T1">, </text:span><text:span text:style-name="Source_20_Text"><text:span text:style-name="T2">силовые</text:span></text:span><text:span text:style-name="T1">; одновременно может быть выбрано только </text:span><text:span text:style-name="Source_20_Text"><text:span text:style-name="T2">3</text:span></text:span><text:span text:style-name="T1"> значения.</text:span></text:p>
          </text:list-item>
          <text:list-item>
            <text:p text:style-name="P22"><text:span text:style-name="Strong_20_Emphasis"><text:span text:style-name="T3">Заслуги тренера.</text:span></text:span><text:span text:style-name="T1"> Текст с описанием заслуг тренера. Минимальная длина </text:span><text:span text:style-name="Source_20_Text"><text:span text:style-name="T2">10</text:span></text:span><text:span text:style-name="T1"> символ. Максимальная длина: </text:span><text:span text:style-name="Source_20_Text"><text:span text:style-name="T2">140</text:span></text:span><text:span text:style-name="T1"> символов.</text:span></text:p>
          </text:list-item>
          <text:list-item>
            <text:p text:style-name="P22"><text:span text:style-name="Strong_20_Emphasis"><text:span text:style-name="T3">Личные тренировки</text:span></text:span><text:span text:style-name="T1">. Флаг готовности проводить индивидуальные тренировки.</text:span></text:p>
          </text:list-item>
          <text:list-item>
            <text:p text:style-name="P22"><text:span text:style-name="Strong_20_Emphasis"><text:span text:style-name="T3">Сертификаты</text:span></text:span><text:span text:style-name="T1">. Сертификат тренера, pdf-файл. Ограничения: обязательно для доп задания; файл в формате </text:span><text:span text:style-name="Source_20_Text"><text:span text:style-name="T2">pdf</text:span></text:span><text:span text:style-name="T1">; только один файл — см. подробности в разделе доп задания.</text:span></text:p>
          </text:list-item>
        </text:list>
        <text:h text:style-name="P7" text:outline-level="2"><text:bookmark text:name="stsenarii"/>Сценарии</text:h>
        <text:list text:style-name="L13">
          <text:list-item>
            <text:p text:style-name="P23">Общие требования к сценариям</text:p>
          </text:list-item>
        </text:list>
        <text:h text:style-name="P7" text:outline-level="2"><text:bookmark text:name="1.-obshchie"/><text:soft-page-break/>1. Общие</text:h>
        <text:p text:style-name="P5">1.1. Данные, полученные от клиента, всегда проверяются перед использованием (валидируются).</text:p>
        <text:p text:style-name="P4"><text:span text:style-name="T1">1.2. В случае обнаружения ошибок, клиенту отправляется соответствующий код ответа (</text:span><text:span text:style-name="Source_20_Text"><text:span text:style-name="T2">400</text:span></text:span><text:span text:style-name="T1">) и список ошибок валидации.</text:span></text:p>
        <text:p text:style-name="P5">1.3. Изображения, а также файлы, полученные от клиента могут храниться как в файловой системе, так и в базе данных.</text:p>
        <text:p text:style-name="P4"><text:span text:style-name="T1">1.4. Не допускается хранение пароля пользователя в открытом виде. В базе данных хранится хэш пароля. Для получения хэш-пароля применяется пакет </text:span><text:span text:style-name="Source_20_Text"><text:span text:style-name="T2">bcrypt</text:span></text:span><text:span text:style-name="T1">.</text:span></text:p>
        <text:p text:style-name="P5">1.5. Сервис никогда не возвращает конфиденциальных данных. Например, пароли.</text:p>
        <text:p text:style-name="P5">1.6. Для описания контрактов применяются DTO/RDO объекты.</text:p>
        <text:p text:style-name="P5">1.7. Для передачи данных, необходимых для работы приложения используются переменные окружения. Значения из переменных окружения проходят обязательную валидацию. Некорректные данные или нехватка обязательных данных приводят к остановке приложения и выводу информации об ошибках.</text:p>
        <text:p text:style-name="P5">1.8. В коде приложения не должно быть «зашито» конфиденциальных данных (пароли, секреты и так далее).</text:p>
        <text:p text:style-name="P4"><text:span text:style-name="T1">1.9. Для каждого ресурса предусмотрен файл </text:span><text:span text:style-name="Source_20_Text"><text:span text:style-name="T2">[service_name].http</text:span></text:span><text:span text:style-name="T1"> (хранится в директории со всеми файлами ресурса). В нём приведены заготовки запросов для проверки работоспособности ресурса.</text:span></text:p>
        <text:p text:style-name="P5">1.10. Специфичные уникальные идентификаторы, которые передаёт клиент (например, идентификатор документа MongoDB) проходят предварительную валидацию. Нужно убедиться, что идентификатор предоставлен корректным значением.</text:p>
        <text:p text:style-name="P4"><text:span text:style-name="T1">1.11. Ресурсы, возвращающие коллекции (списки), по умолчанию ограничивают возвращаемые данные. Ресурс не возвращает больше </text:span><text:span text:style-name="Source_20_Text"><text:span text:style-name="T2">50</text:span></text:span><text:span text:style-name="T1"> элементов коллекции. Клиент может уменьшить это количество, передав дополнительный параметр. Увеличить нельзя.</text:span></text:p>
        <text:p text:style-name="P4"><text:soft-page-break/><text:span text:style-name="T1">1.12. Ресурсы, возвращающие коллекции (списки) поддерживают параметры и логику, позволяющие организовать постраничную навигацию (пагинация). Кейс: получить очередные </text:span><text:span text:style-name="Source_20_Text"><text:span text:style-name="T2">50</text:span></text:span><text:span text:style-name="T1"> записей.</text:span></text:p>
        <text:p text:style-name="P5">1.13. Ресурсы, возвращающие коллекции (списки) поддерживают сортировку. По умолчанию используется сортировка по убыванию (дата создания элемента). Клиент может изменить направление сортировки.</text:p>
        <text:p text:style-name="P5">1.14. Фильтрация и сортировка происходит на стороне сервера.</text:p>
        <text:h text:style-name="P6" text:outline-level="3"><text:bookmark text:name="registratsiya"/>Регистрация</text:h>
        <text:list text:style-name="L14">
          <text:list-item>
            <text:p text:style-name="P24">при регистрации пользователь выбирает роль</text:p>
          </text:list-item>
        </text:list>
        <text:h text:style-name="P6" text:outline-level="3"><text:bookmark text:name="lichnii-kabinet-trenera"/>Личный кабинет тренера</text:h>
        <text:h text:style-name="P2" text:outline-level="4"><text:bookmark text:name="sozdanie-trenirovki"/>Создание тренировки</text:h>
        <text:list text:style-name="L15">
          <text:list-item>
            <text:p text:style-name="P25">Создавать новые тренировки могут только авторизованные клиенты с ролью «Тренер».</text:p>
          </text:list-item>
          <text:list-item>
            <text:p text:style-name="P25">Количество создаваемых тренировок не ограничено.</text:p>
          </text:list-item>
          <text:list-item>
            <text:p text:style-name="P26"><text:span text:style-name="T1">Для создания новой тренировки клиент передаёт набор информации, перечисленный в описании сущности </text:span><text:span text:style-name="Source_20_Text"><text:span text:style-name="T2">«Тренировка»</text:span></text:span><text:span text:style-name="T1">.</text:span></text:p>
          </text:list-item>
          <text:list-item>
            <text:p text:style-name="P25">Фоновые изображения используются предопределённые из макета (вёрстки). При сохранении тренировки присваивается случайное изображение.</text:p>
          </text:list-item>
          <text:list-item>
            <text:p text:style-name="P25">После создания новой тренировки сервис возвращает объект с информацией о созданной тренировке.</text:p>
          </text:list-item>
        </text:list>
        <text:h text:style-name="P2" text:outline-level="4"><text:bookmark text:name="redaktirovanie-trenirovki"/>Редактирование тренировки</text:h>
        <text:list text:style-name="L16">
          <text:list-item>
            <text:p text:style-name="P27">Редактировать тренировку могут только авторизованные клиенты с ролью «Тренер». Тренер может отредактировать тренировки только созданные им.</text:p>
          </text:list-item>
          <text:list-item>
            <text:p text:style-name="P27">Для редактирования тренировки передаётся набор изменяемой информации, а также уникальный идентификатор тренировки. Допускается частичное редактирование.</text:p>
          </text:list-item>
          <text:list-item>
            <text:p text:style-name="P27">После редактирования тренировки сервис возвращает обновлённую информации по тренировке.</text:p>
          </text:list-item>
        </text:list>
        <text:h text:style-name="P2" text:outline-level="4"><text:bookmark text:name="spisok-trenirovok-avtora-(trenera)"/>Список тренировок автора (тренера)</text:h>
        <text:list text:style-name="L17">
          <text:list-item>
            <text:p text:style-name="P28"><text:span text:style-name="T1">Сервис предоставляет ресурс для получения списка тренировок. Список тренировок автора может запросить авторизованный пользователь с ролью </text:span><text:span text:style-name="Source_20_Text"><text:span text:style-name="T2">«Тренер»</text:span></text:span><text:span text:style-name="T1">. Сервис возвращает список тренировок авторизованного клиента. Клиент не может запросить список тренировок произвольного тренера.</text:span></text:p>
          </text:list-item>
          <text:list-item>
            <text:p text:style-name="P29">Каждая тренировка представлена набором информации, приведённом в описании сущности «Тренировка».</text:p>
          </text:list-item>
          <text:list-item>
            <text:p text:style-name="P29">Клиент может запросить список тренировок с применением фильтров. Фильтры опциональны. Фильтры передаются через параметры.</text:p>
            <text:list>
              <text:list-item>
                <text:p text:style-name="P30"><text:soft-page-break/>Доступные фильтры:</text:p>
                <text:list>
                  <text:list-item>
                    <text:p text:style-name="P31">Диапазон цены. Значение «от» и «до» (&gt;= и &lt;=);</text:p>
                  </text:list-item>
                  <text:list-item>
                    <text:p text:style-name="P31">Диапазон калорий. Значение «от» и «до» (&gt;= и &lt;=);</text:p>
                  </text:list-item>
                  <text:list-item>
                    <text:p text:style-name="P32"><text:span text:style-name="T1">Рейтинг. Целое число от </text:span><text:span text:style-name="Source_20_Text"><text:span text:style-name="T2">0</text:span></text:span><text:span text:style-name="T1"> до </text:span><text:span text:style-name="Source_20_Text"><text:span text:style-name="T2">5</text:span></text:span><text:span text:style-name="T1">;</text:span></text:p>
                  </text:list-item>
                  <text:list-item>
                    <text:p text:style-name="P33"><text:span text:style-name="T1">Длительность. Один или несколько предопределённых диапазонов: </text:span><text:span text:style-name="Source_20_Text"><text:span text:style-name="T2">10 мин — 30 мин</text:span></text:span><text:span text:style-name="T1">, </text:span><text:span text:style-name="Source_20_Text"><text:span text:style-name="T2">30 мин — 50 мин</text:span></text:span><text:span text:style-name="T1">, </text:span><text:span text:style-name="Source_20_Text"><text:span text:style-name="T2">50 мин — 80 мин</text:span></text:span><text:span text:style-name="T1">, </text:span><text:span text:style-name="Source_20_Text"><text:span text:style-name="T2">80 мин — 100 мин</text:span></text:span><text:span text:style-name="T1">.</text:span></text:p>
                  </text:list-item>
                </text:list>
              </text:list-item>
            </text:list>
          </text:list-item>
        </text:list>
        <text:h text:style-name="P2" text:outline-level="4"><text:bookmark text:name="moi-zakazi"/>Мои заказы</text:h>
        <text:list text:style-name="L18">
          <text:list-item>
            <text:p text:style-name="P34">Сервис предоставляет ресурс для получения статистики заказов (тренировки, которые купили пользователи). Запросить статистику заказов могут только авторизованные пользователи с ролью «Тренер».</text:p>
          </text:list-item>
          <text:list-item>
            <text:p text:style-name="P34">Сервис возвращает статистику заказов только авторизованного клиента. Клиент не может запросить статистику заказов произвольного тренера.</text:p>
          </text:list-item>
          <text:list-item>
            <text:p text:style-name="P35"><text:span text:style-name="T1">Каждый элемент статистики представлен информацией о тренировке (смотри описание сущности </text:span><text:span text:style-name="Source_20_Text"><text:span text:style-name="T2">«Тренировка»</text:span></text:span><text:span text:style-name="T1">), а также содержит суммарную информацию:</text:span></text:p>
            <text:list>
              <text:list-item>
                <text:p text:style-name="P34">количество купленных тренировок данного вида;</text:p>
              </text:list-item>
              <text:list-item>
                <text:p text:style-name="P36">общая сумма за проданные тренировки.</text:p>
              </text:list-item>
            </text:list>
          </text:list-item>
          <text:list-item>
            <text:p text:style-name="P35"><text:span text:style-name="T1">Общая сумма за проданные тренировки считается путём суммирования поля </text:span><text:span text:style-name="Source_20_Text"><text:span text:style-name="T2">«Цена»</text:span></text:span><text:span text:style-name="T1"> у проданных тренировок. Решать задачу, связанную с возможностью изменения цены тренировки — не нужно. Реализовывать историю цен не нужно.</text:span></text:p>
          </text:list-item>
          <text:list-item>
            <text:p text:style-name="P34">Для списка предусмотрите пагинацию</text:p>
          </text:list-item>
        </text:list>
        <text:h text:style-name="P2" text:outline-level="4"><text:bookmark text:name="detalnaya-informatsiya-o-trenere-(kartochka-polzovatelya-rol-trenera)"/>Детальная информация о тренере (Карточка пользователя роль тренера)</text:h>
        <text:p text:style-name="P4"><text:span text:style-name="T4">— </text:span><text:span text:style-name="T1">Клиент может запросить детальную информацию о произвольном тренере. Для запроса информации клиент в обязательном порядке передаёт уникальный идентификатор тренера в приложении, по которому требуется получить информацию. — Информацию о пользователе могут запрашивать только авторизованные клиенты. — При запросе информации о тренере сервис возвращает весь набор информации, перечисленный в описании сущности </text:span><text:span text:style-name="Source_20_Text"><text:span text:style-name="T2">«Пользователь»</text:span></text:span><text:span text:style-name="T1">, кроме пароля.</text:span></text:p>
        <text:h text:style-name="P2" text:outline-level="4"><text:bookmark text:name="katalog-trenirovok"/>Каталог тренировок</text:h>
        <text:p text:style-name="P37">— <text:span text:style-name="T5">Ресурс доступен только авторизованным пользователям с ролью пользователь.</text:span></text:p>
        <text:h text:style-name="P7" text:outline-level="2"><text:bookmark text:name="dokumentatsiya"/>Документация</text:h>
        <text:list text:style-name="L19">
          <text:list-item>
            <text:p text:style-name="P38">Продолжайте работать над документацией</text:p>
          </text:list-item>
          <text:list-item>
            <text:p text:style-name="P39"><text:span text:style-name="T1">В </text:span><text:span text:style-name="Source_20_Text"><text:span text:style-name="T2">description.md</text:span></text:span><text:span text:style-name="T1"> проекта указана вся необходимая информация для запуска проекта. Описано предназначение всех сценариев, которые используются для разработки/запуска проекта.</text:span></text:p>
          </text:list-item>
          <text:list-item>
            <text:p text:style-name="P39"><text:span text:style-name="T1">API задокументирован в формате </text:span><text:span text:style-name="Strong_20_Emphasis"><text:span text:style-name="T3">OpenAPI</text:span></text:span><text:span text:style-name="T1">. Это может быть отдельный файл </text:span><text:span text:style-name="Source_20_Text"><text:span text:style-name="T2">specification.yml</text:span></text:span><text:span text:style-name="T1">, расположенный в корневой директории проекта, либо отдельный </text:span><text:soft-page-break/><text:span text:style-name="T1">маршрут по которому будет сформирована спецификация. При использовании второго варианта, маршрут для получения спецификации указывается в файле </text:span><text:span text:style-name="Source_20_Text"><text:span text:style-name="T2">description.md</text:span></text:span><text:span text:style-name="T1">.</text:span></text:p>
          </text:list-item>
        </text:list>
        <text:h text:style-name="P7" text:outline-level="2"><text:bookmark text:name="frontend Копия 1"/>Фронтенд</text:h>
        <text:p text:style-name="P5">Общие требования:</text:p>
        <text:list text:style-name="L20">
          <text:list-item>
            <text:p text:style-name="P40">Вёрстка для всех состояний страниц предоставляется.</text:p>
          </text:list-item>
          <text:list-item>
            <text:p text:style-name="P40">Адреса страниц остаются на усмотрение разработчика.</text:p>
          </text:list-item>
          <text:list-item>
            <text:p text:style-name="P40">На страницах, где пользователь вводит информацию предусмотрена проверка введённых данных на клиенте перед отправкой. Незаполненные поля или ввод некорректных данных сопровождаются выводом ошибок в соответствующие элементы (рядом с полями ввода). В эти же элементы выводятся ошибки валидации бэкенда.</text:p>
          </text:list-item>
          <text:list-item>
            <text:p text:style-name="P40">Дополнительные базовые проверки реализуются на клиенте с помощью API браузера (например, проверка валидного email и так далее).</text:p>
          </text:list-item>
          <text:list-item>
            <text:p text:style-name="P40">Часть страниц доступна только авторизованным пользователям с определённой ролью. Если у пользователя отсутствуют соответствующие разрешения он, либо перенаправляется на другую страницу (об этом явно указано в описании отдельных страниц), либо для пользователя формируется страница с соответствующим кодом ошибки (если иное не предусмотрено техническим заданием). Дизайн страниц с ошибками остаётся на усмотрение разработчика.</text:p>
          </text:list-item>
          <text:list-item>
            <text:p text:style-name="P40">Все внутренние страницы доступны только авторизованным пользователям. Неавторизованный пользователь отправляется на разводящую страницу.</text:p>
          </text:list-item>
          <text:list-item>
            <text:p text:style-name="P41"><text:span text:style-name="T1">Для реализации слайдера допускается использовать любую свободную библиотеку, например, </text:span><text:span text:style-name="Source_20_Text"><text:span text:style-name="T2">swiper.js</text:span></text:span><text:span text:style-name="T1">.</text:span></text:p>
          </text:list-item>
          <text:list-item>
            <text:p text:style-name="P41"><text:span text:style-name="T1">Для подключения карт используется любая подходящая библиотека с открытым API </text:span><text:span text:style-name="Source_20_Text"><text:span text:style-name="T2">(Leaflet</text:span></text:span><text:span text:style-name="T1">, </text:span><text:span text:style-name="Source_20_Text"><text:span text:style-name="T2">Яндекс</text:span></text:span><text:span text:style-name="T1">, допускается использование </text:span><text:span text:style-name="Source_20_Text"><text:span text:style-name="T2">готовых react-компонентов</text:span></text:span><text:span text:style-name="T1">)</text:span></text:p>
          </text:list-item>
          <text:list-item>
            <text:p text:style-name="P40">Во время длительных операций (например, отправка запроса на сервер) отображается прелоадер. Дизайн прелоадера остаётся на усмотрение разработчика.</text:p>
          </text:list-item>
          <text:list-item>
            <text:p text:style-name="P40">Тестовое видео для проверки загрузки на отдельных страницах доступно в материалах задания.</text:p>
          </text:list-item>
          <text:list-item>
            <text:p text:style-name="P41"><text:span text:style-name="T1">В интерфейсе предусмотрены попапы. Любой попап можно закрыть с клавиатуры (</text:span><text:span text:style-name="Source_20_Text"><text:span text:style-name="T2">Escape</text:span></text:span><text:span text:style-name="T1">) и с помощью соответствующего элемента управления в самом попапе (</text:span><text:span text:style-name="Source_20_Text"><text:span text:style-name="T2">крестик</text:span></text:span><text:span text:style-name="T1">).</text:span></text:p>
          </text:list-item>
        </text:list>
        <text:h text:style-name="P6" text:outline-level="3"><text:bookmark text:name="opisanie-raboti-otdelnikh-stranits"/>Описание работы отдельных страниц</text:h>
        <text:h text:style-name="P2" text:outline-level="4"><text:bookmark text:name="registratsiya Копия 1"/>Регистрация</text:h>
        <text:list text:style-name="L21">
          <text:list-item>
            <text:p text:style-name="P42">Страница доступна анонимным клиентам. Авторизованный пользователь:</text:p>
            <text:list>
              <text:list-item>
                <text:p text:style-name="P42">с ролью «Пользователь» перенаправляется на «Главную страницу»;</text:p>
              </text:list-item>
              <text:list-item>
                <text:p text:style-name="P43"><text:soft-page-break/>с ролью «Тренер» в Личный кабинет тренера.</text:p>
              </text:list-item>
            </text:list>
          </text:list-item>
          <text:list-item>
            <text:p text:style-name="P42">Все поля обязательны для заполнения.</text:p>
          </text:list-item>
          <text:list-item>
            <text:p text:style-name="P42">На странице предусмотрен выбор роли пользователя (тренер, пользователь). После регистрации изменить роль пользователя нельзя.</text:p>
          </text:list-item>
          <text:list-item>
            <text:p text:style-name="P44"><text:span text:style-name="T1">Для регистрации пользователь нажимает кнопку </text:span><text:span text:style-name="Source_20_Text"><text:span text:style-name="T2">Продолжить</text:span></text:span><text:span text:style-name="T1">. В случае успешной регистрации пользователь перенаправляется на страницу «Опросник» в соответствии со своей ролью.</text:span></text:p>
          </text:list-item>
        </text:list>
        <text:h text:style-name="P2" text:outline-level="4"><text:bookmark text:name="lichnii-kabinet-trenera Копия 1"/>Личный кабинет тренера</text:h>
        <text:list text:style-name="L22">
          <text:list-item>
            <text:p text:style-name="P45">Страница доступна только авторизованным пользователям с ролью «Тренер».</text:p>
          </text:list-item>
          <text:list-item>
            <text:p text:style-name="P45">В блоке «Обо мне» отображаются данные пользователя, введённые на странице «Регистрация» и «Опросник (роль «Тренер»).</text:p>
          </text:list-item>
          <text:list-item>
            <text:p text:style-name="P45">При переходе на страницу поля в блоке «Обо мне» недоступны для редактирования.</text:p>
          </text:list-item>
          <text:list-item>
            <text:p text:style-name="P46"><text:span text:style-name="T1">При клике на кнопку </text:span><text:span text:style-name="Source_20_Text"><text:span text:style-name="T2">Редактировать</text:span></text:span><text:span text:style-name="T1"> поля внутри блока становятся активными для редактирования, добавляются элементы для замены и удаления фотографии аватара. Заголовок кнопки </text:span><text:span text:style-name="Source_20_Text"><text:span text:style-name="T2">Редактировать</text:span></text:span><text:span text:style-name="T1"> меняется на </text:span><text:span text:style-name="Source_20_Text"><text:span text:style-name="T2">Сохранить</text:span></text:span><text:span text:style-name="T1">. Клик на кнопку </text:span><text:span text:style-name="Source_20_Text"><text:span text:style-name="T2">Сохранить</text:span></text:span><text:span text:style-name="T1"> отправляет данные на сервер. В случае успешного выполнения операции, форма принимает изначальный вид (поля недоступны для редактирования), данные обновляются, текст кнопки </text:span><text:span text:style-name="Source_20_Text"><text:span text:style-name="T2">Сохранить</text:span></text:span><text:span text:style-name="T1"> изменяется на </text:span><text:span text:style-name="Source_20_Text"><text:span text:style-name="T2">Редактировать</text:span></text:span><text:span text:style-name="T1">.</text:span></text:p>
            <text:list>
              <text:list-item>
                <text:p text:style-name="P47">Блоки «Создать тренировку», «Мои тренировки», «Мои заказы» — ведут на соответствующие страницы. Клик обрабатывается на всём блоке.</text:p>
              </text:list-item>
            </text:list>
          </text:list-item>
        </text:list>
        <text:h text:style-name="P2" text:outline-level="4"><text:bookmark text:name="sozdat-trenirovku"/>Создать тренировку</text:h>
        <text:list text:style-name="L23">
          <text:list-item>
            <text:p text:style-name="P48">Страница доступна только авторизованным пользователям с ролью «Тренер».</text:p>
          </text:list-item>
          <text:list-item>
            <text:p text:style-name="P49"><text:span text:style-name="T1">Клик на кнопку </text:span><text:span text:style-name="Source_20_Text"><text:span text:style-name="T2">Опубликовать</text:span></text:span><text:span text:style-name="T1"> отправляет данные на сервер. В случае успеха выполнения операции, карточка тренировки становится доступна всем пользователям. Миниатюра карточки созданной тренировки появляется на странице «Мои тренировки» и в «Каталоге тренировок» доступном пользователю с соответствующей ролью.</text:span></text:p>
          </text:list-item>
          <text:list-item>
            <text:p text:style-name="P48">Для редактирования данных о тренировке, пользователю с ролью тренер необходимо открыть полную карточку тренировки со страницы «Мои тренировки» или «Мои заказы».</text:p>
          </text:list-item>
        </text:list>
        <text:h text:style-name="P2" text:outline-level="4"><text:bookmark text:name="moi-trenirovki"/>Мои тренировки</text:h>
        <text:list text:style-name="L24">
          <text:list-item>
            <text:p text:style-name="P50">Страница доступна только авторизованным пользователям с ролью «Тренер».</text:p>
          </text:list-item>
          <text:list-item>
            <text:p text:style-name="P50">На странице представлен каталог миниатюр карточек тренировок ранее созданные тренером.</text:p>
          </text:list-item>
          <text:list-item>
            <text:p text:style-name="P50">На странице доступен и блок с фильтрами. Фильтрация производится на сервере. Изменение любого фильтра приводит к отправке запроса на сервер для получения обновлённого списка тренировок.</text:p>
          </text:list-item>
          <text:list-item>
            <text:p text:style-name="P51"><text:span text:style-name="T1">Кнопка </text:span><text:span text:style-name="Source_20_Text"><text:span text:style-name="T2">Назад</text:span></text:span><text:span text:style-name="T1"> ведёт на страницу личного кабинета. Карточки на странице отображаются по мере создания тренировок: первая карточка в списке — последняя созданная тренировка.</text:span></text:p>
          </text:list-item>
        </text:list>
        <text:h text:style-name="P2" text:outline-level="4"><text:bookmark text:name="moi-zakazi Копия 1"/>Мои заказы</text:h>
        <text:list text:style-name="L25">
          <text:list-item>
            <text:p text:style-name="P52">Страница доступна только авторизованным пользователям с ролью «Тренер».</text:p>
          </text:list-item>
          <text:list-item>
            <text:p text:style-name="P53"><text:span text:style-name="T1">По умолчанию на странице отображается </text:span><text:span text:style-name="Source_20_Text"><text:span text:style-name="T2">4</text:span></text:span><text:span text:style-name="T1"> последние тренировки. Для отображения следующих четырёх или оставшихся тренировок предусмотрена кнопка «Показать ещё».</text:span></text:p>
          </text:list-item>
          <text:list-item>
            <text:p text:style-name="P53"><text:soft-page-break/><text:span text:style-name="T1">При нажатии на кнопку </text:span><text:span text:style-name="Source_20_Text"><text:span text:style-name="T2">Показать ещё</text:span></text:span><text:span text:style-name="T1"> формируется запрос для получения очередных </text:span><text:span text:style-name="Source_20_Text"><text:span text:style-name="T2">4</text:span></text:span><text:span text:style-name="T1"> тренировок или оставшихся (если их меньше).</text:span></text:p>
          </text:list-item>
          <text:list-item>
            <text:p text:style-name="P52">На странице доступен каталог тренировок с информации о количестве покупок и сумме каждой конкретной тренировки.</text:p>
          </text:list-item>
          <text:list-item>
            <text:p text:style-name="P52">Количество и сумма изменяются после покупки тренировки. Если сразу было приобретено n-количество тренировок, то и количество в форме меняется на это же количество, сумма кратно увеличивается.</text:p>
          </text:list-item>
          <text:list-item>
            <text:p text:style-name="P54">На странице доступна сортировка:</text:p>
            <text:list>
              <text:list-item>
                <text:p text:style-name="P55">по сумме (по возрастанию и убыванию)</text:p>
              </text:list-item>
              <text:list-item>
                <text:p text:style-name="P56">по количеству (по возрастанию и убыванию).</text:p>
              </text:list-item>
            </text:list>
            <text:p text:style-name="P57">Сортировка реализовывается на сервере. По умолчанию активирована сортировка по количеству (по убыванию);</text:p>
          </text:list-item>
          <text:list-item>
            <text:p text:style-name="P53"><text:span text:style-name="T1">Кнопка </text:span><text:span text:style-name="Source_20_Text"><text:span text:style-name="T2">Назад</text:span></text:span><text:span text:style-name="T1"> ведёт на страницу личного кабинета.</text:span></text:p>
          </text:list-item>
        </text:list>
        <text:h text:style-name="P2" text:outline-level="4"><text:bookmark text:name="katalog-trenirovok Копия 1"/>Каталог тренировок</text:h>
        <text:list text:style-name="L26">
          <text:list-item>
            <text:p text:style-name="P58">Страница доступна только авторизованным пользователям с ролью «Пользователь». При входе на эту страницу с ролью «Тренер» выполняется перенаправление на страницу «Личный кабинет тренера».</text:p>
          </text:list-item>
        </text:list>
        <text:h text:style-name="P2" text:outline-level="4"><text:bookmark text:name="kartochka-trenirovki-(rol-trener)"/>Карточка тренировки (роль тренер)</text:h>
        <text:list text:style-name="L27">
          <text:list-item>
            <text:p text:style-name="P59">Страница доступна авторизованному пользователю с ролью «Тренер». На странице представлены блоки «Информация о тренировке», «Видео тренировки», «Отзывы». Страница позволяет отредактировать тренировку, созданную тренером.</text:p>
          </text:list-item>
          <text:list-item>
            <text:p text:style-name="P60"><text:span text:style-name="T1">Кнопка </text:span><text:span text:style-name="Source_20_Text"><text:span text:style-name="T2">Оставить отзыв</text:span></text:span><text:span text:style-name="T1"> неактивна. Тренеры не могут оставлять отзывы к своим тренировкам.</text:span></text:p>
          </text:list-item>
          <text:list-item>
            <text:p text:style-name="P60"><text:span text:style-name="T1">Данные в блоке «Информация о тренировке» доступны для редактирования. При клике на кнопку </text:span><text:span text:style-name="Source_20_Text"><text:span text:style-name="T2">Редактировать</text:span></text:span><text:span text:style-name="T1">, поля с данными станут активными. Поле рейтинга, тренер редактировать не может.</text:span></text:p>
          </text:list-item>
          <text:list-item>
            <text:p text:style-name="P60"><text:span text:style-name="T1">После нажатия на кнопку редактирования, её заголовок изменяется на </text:span><text:span text:style-name="Source_20_Text"><text:span text:style-name="T2">Сохранить</text:span></text:span><text:span text:style-name="T1">. Фиксация изменений происходит при нажатии на кнопку </text:span><text:span text:style-name="Source_20_Text"><text:span text:style-name="T2">Сохранить</text:span></text:span><text:span text:style-name="T1">. После этого её заголовок изменяется на </text:span><text:span text:style-name="Source_20_Text"><text:span text:style-name="T2">Редактировать</text:span></text:span><text:span text:style-name="T1"> и поля с информацией становятся неактивными.</text:span></text:p>
          </text:list-item>
          <text:list-item>
            <text:p text:style-name="P60"><text:span text:style-name="T1">Нажатие на кнопку </text:span><text:span text:style-name="Source_20_Text"><text:span text:style-name="T2">Редактировать</text:span></text:span><text:span text:style-name="T1"> приводит к появлению кнопок </text:span><text:span text:style-name="Source_20_Text"><text:span text:style-name="T2">Сохранить</text:span></text:span><text:span text:style-name="T1"> и </text:span><text:span text:style-name="Source_20_Text"><text:span text:style-name="T2">Удалить</text:span></text:span><text:span text:style-name="T1"> под блоком «Видео».</text:span></text:p>
          </text:list-item>
          <text:list-item>
            <text:p text:style-name="P60"><text:span text:style-name="T1">Нажатие на кнопку </text:span><text:span text:style-name="Source_20_Text"><text:span text:style-name="T2">Удалить</text:span></text:span><text:span text:style-name="T1"> приводит к удалению загруженного видео. После удаления на месте видео отображается форма для загрузки нового видео. Сохранение изменений происходит при нажатии на кнопку </text:span><text:span text:style-name="Source_20_Text"><text:span text:style-name="T2">Сохранить</text:span></text:span><text:span text:style-name="T1">. Без видео кнопка </text:span><text:span text:style-name="Source_20_Text"><text:span text:style-name="T2">Сохранить</text:span></text:span><text:span text:style-name="T1"> неактивна.</text:span></text:p>
          </text:list-item>
          <text:list-item>
            <text:p text:style-name="P60"><text:span text:style-name="T1">Клик по кнопке </text:span><text:span text:style-name="Source_20_Text"><text:span text:style-name="T2">Сделать скидку 10%</text:span></text:span><text:span text:style-name="T1"> применяет скидку к тренировке (происходит уменьшение стоимости, добавляется пометка о применении скидки). Скидку может быть применена однократно. После применения скидка кнопка </text:span><text:span text:style-name="Source_20_Text"><text:span text:style-name="T2">Сделать скидку 10%</text:span></text:span><text:span text:style-name="T1"> меняется на </text:span><text:span text:style-name="Source_20_Text"><text:span text:style-name="T2">Отменить </text:span></text:span><text:soft-page-break/><text:span text:style-name="Source_20_Text"><text:span text:style-name="T2">скидку</text:span></text:span><text:span text:style-name="T1">. Тренировки со скидками отображаются в слайдере специальных предложений (смотри описание главной страницы).</text:span></text:p>
          </text:list-item>
        </text:list>
        <text:h text:style-name="P2" text:outline-level="4"><text:bookmark text:name="kartochka-polzovatelya-(rol-trener)"/>Карточка пользователя (роль тренер)</text:h>
        <text:list text:style-name="L28">
          <text:list-item>
            <text:p text:style-name="P61">Страница состоит из блоков: «Информация о пользователе», «Фотографии», «Слайдер с тренировками» и элемента управления для запроса на личную тренировку, желание получать уведомления о новых тренировках.</text:p>
          </text:list-item>
          <text:list-item>
            <text:p text:style-name="P61">Готов тренировать/не готов тренировать — статус, который выставляется в «Личном кабинете тренера». Если тренер готов тренировать лично, на карточке для пользователя доступна кнопка «Хочу персональную тренировку».</text:p>
          </text:list-item>
          <text:list-item>
            <text:p text:style-name="P61">Слайдер с тренировками — миниатюры карточек тренировок разработанные конкретным тренером. Тот же компонент карточки, что и на странице «Мои тренировки». Тренировки отсортированы по дате создания (по убыванию).</text:p>
          </text:list-item>
        </text:list>
        <text:h text:style-name="P6" text:outline-level="3"><text:bookmark text:name="obshchie-elementi-/-vidzheti"/>Общие элементы / виджеты</text:h>
        <text:h text:style-name="P2" text:outline-level="4"><text:bookmark text:name="shapka"/>Шапка</text:h>
        <text:list text:style-name="L29">
          <text:list-item>
            <text:p text:style-name="P62">Иконка «Дом». Клик на иконку возвращает пользователя на главную страницу. Для тренера клик на данную иконку возвращает в личный кабинет.</text:p>
          </text:list-item>
          <text:list-item>
            <text:p text:style-name="P62">Иконка «Личный кабинет». Клик по кнопке переводит пользователя на страницу «Личный кабинет». Иконка доступна пользователям обеих ролей. Для тренера происходит дублирование при переходе на страницы из хэдера, так как личный кабинет для тренера и есть главная страница.</text:p>
          </text:list-item>
          <text:list-item>
            <text:p text:style-name="P62">Функции поиска реализовывать не нужно.</text:p>
          </text:list-item>
        </text:list>
        <text:h text:style-name="P2" text:outline-level="4"><text:bookmark text:name="knopka-pokazat-yeshchyo"/>Кнопка <text:span text:style-name="Source_20_Text"><text:span text:style-name="T6">Показать ещё</text:span></text:span></text:h>
        <text:list text:style-name="L30">
          <text:list-item>
            <text:p text:style-name="P63"><text:span text:style-name="T1">Для всех списков доступна кнопка </text:span><text:span text:style-name="Source_20_Text"><text:span text:style-name="T2">показать ещё</text:span></text:span><text:span text:style-name="T1">. Кнопка отображается если карточек в рамках списка больше, чем отображается в рамках одной страницы. По умолчанию отображается не больше </text:span><text:span text:style-name="Source_20_Text"><text:span text:style-name="T2">6</text:span></text:span><text:span text:style-name="T1"> карточек (если иное не оговорено в задании). Нажатие на кнопку приводит к загрузке очередных </text:span><text:span text:style-name="Source_20_Text"><text:span text:style-name="T2">6</text:span></text:span><text:span text:style-name="T1"> карточек или оставшихся, если их меньше. При нажатии на кнопку отправляется запрос к серверу.</text:span></text:p>
          </text:list-item>
          <text:list-item>
            <text:p text:style-name="P63"><text:span text:style-name="T1">При загрузке последней карточки списка кнопка </text:span><text:span text:style-name="Source_20_Text"><text:span text:style-name="T2">показать ещё</text:span></text:span><text:span text:style-name="T1"> меняет вид на кнопку </text:span><text:span text:style-name="Source_20_Text"><text:span text:style-name="T2">вернуться в начало</text:span></text:span><text:span text:style-name="T1">. При нажатии на кнопку </text:span><text:span text:style-name="Source_20_Text"><text:span text:style-name="T2">вернуться в начало</text:span></text:span><text:span text:style-name="T1"> страница плавно прокручивается к первым карточкам.</text:span></text:p>
          </text:list-item>
        </text:list>
        <text:h text:style-name="P2" text:outline-level="4"><text:bookmark text:name="blok-«filtri»"/>Блок «Фильтры»</text:h>
        <text:list text:style-name="L31">
          <text:list-item>
            <text:p text:style-name="P64">В блоке «Фильтры» происходит и фильтрация (отбор карточек), и сортировка (изменения порядка карточек) данных.</text:p>
          </text:list-item>
          <text:list-item>
            <text:p text:style-name="P64">Фильтрация происходит после выбора пользователем нужного параметра. При открытии страниц, фильтры по умолчанию не проставлены. Выбор любого из фильтров приводит к обновлению списка товаров с учётом выбранного фильтра.</text:p>
          </text:list-item>
        </text:list>
        <text:p text:style-name="P4"><text:span text:style-name="Strong_20_Emphasis"><text:span text:style-name="T3">Фильтрация по цене</text:span></text:span><text:span text:style-name="T1">.</text:span></text:p>
        <text:list text:style-name="L32">
          <text:list-item>
            <text:p text:style-name="P65"><text:soft-page-break/>При загрузке страницы в плейсхолдеры подставляется минимальная и максимальная цена из полного списка тренировок, то есть при старте отображается только первая страница 6 карточек, но в фильтрах указан предел цены для всех данных приложения.</text:p>
          </text:list-item>
          <text:list-item>
            <text:p text:style-name="P66"><text:span text:style-name="T1">Вводить данные в плейсхолдер можно как с клавиатуры, так и с помощью ползунка. В поля от и до нельзя ввести значение меньше </text:span><text:span text:style-name="Source_20_Text"><text:span text:style-name="T2">0</text:span></text:span><text:span text:style-name="T1">. В поле минимум нельзя ввести больше чем в поле максимум и в поле максимум нельзя ввести цену меньше чем в поле минимум.</text:span></text:p>
          </text:list-item>
        </text:list>
        <text:p text:style-name="P4"><text:span text:style-name="Strong_20_Emphasis"><text:span text:style-name="T3">Калории</text:span></text:span><text:span text:style-name="T1">.</text:span></text:p>
        <text:p text:style-name="P5">При загрузке страницы в плейсхолдеры проставляется минимальное и максимальное количество калорий из полного списка тренировок.</text:p>
        <text:p text:style-name="P4"><text:span text:style-name="T1">В поля от и до нельзя ввести значение меньше </text:span><text:span text:style-name="Source_20_Text"><text:span text:style-name="T2">0</text:span></text:span><text:span text:style-name="T1">, так же нельзя ввести значение </text:span><text:span text:style-name="Source_20_Text"><text:span text:style-name="T2">0</text:span></text:span><text:span text:style-name="T1">. Вводить данные в плейсхолдер можно как с клавиатуры так и используя ползунок.</text:span></text:p>
        <text:p text:style-name="P4"><text:span text:style-name="Strong_20_Emphasis"><text:span text:style-name="T3">Рейтинг</text:span></text:span><text:span text:style-name="T1">.</text:span></text:p>
        <text:list text:style-name="L33">
          <text:list-item>
            <text:p text:style-name="P67"><text:span text:style-name="T1">Всегда целочисленные значения от </text:span><text:span text:style-name="Source_20_Text"><text:span text:style-name="T2">0</text:span></text:span><text:span text:style-name="T1"> до </text:span><text:span text:style-name="Source_20_Text"><text:span text:style-name="T2">5</text:span></text:span><text:span text:style-name="T1"> включительно, выбрать значения можно с помощью бегунков.</text:span></text:p>
          </text:list-item>
          <text:list-item>
            <text:p text:style-name="P68">При старте должен быть выбран хотя бы один чек-бокс. Единственный оставшийся чек-бокс блокируется в выбранном состоянии.</text:p>
          </text:list-item>
          <text:list-item>
            <text:p text:style-name="P68">Кнопки дешевле, дороже — управляют сортировкой. При старте ни одна не выбрана.</text:p>
          </text:list-item>
          <text:list-item>
            <text:p text:style-name="P67"><text:span text:style-name="T1">Кнопка </text:span><text:span text:style-name="Source_20_Text"><text:span text:style-name="T2">бесплатно</text:span></text:span><text:span text:style-name="T1"> — фильтрует список.</text:span></text:p>
          </text:list-item>
          <text:list-item>
            <text:p text:style-name="P67"><text:span text:style-name="T1">Если ни одна тренировка не соответствует установленным фильтрам, то необходимо показать карточку: </text:span><text:span text:style-name="Source_20_Text"><text:span text:style-name="T2">здесь скоро появится что-то полезное</text:span></text:span><text:span text:style-name="T1">.</text:span></text:p>
          </text:list-item>
        </text:list>
        <text:h text:style-name="P2" text:outline-level="4"><text:bookmark text:name="slaideri"/>Слайдеры</text:h>
        <text:p text:style-name="P4"><text:span text:style-name="T1">Движение в слайдере плавное, по одному объекту при каждом клике. Когда пользователь доходит до последнего элемента слайдера, кнопка </text:span><text:span text:style-name="Source_20_Text"><text:span text:style-name="T2">вперёд</text:span></text:span><text:span text:style-name="T1"> становится недоступной, активна кнопка </text:span><text:span text:style-name="Source_20_Text"><text:span text:style-name="T2">назад</text:span></text:span><text:span text:style-name="T1">.</text:span></text:p>
        <text:h text:style-name="P2" text:outline-level="4"><text:bookmark text:name="popap"/>Попап</text:h>
        <text:p text:style-name="P5">На время взаимодействия с элементами попапа, страница блокируется. Элементы страница не доступны для взаимодействия. Фокусы с клавиатуры на модальном окне должны быть зациклены на кликабельных элементах модального окна. Скролл страницы за модальным окном должен быть запрещён.</text:p>
        <text:h text:style-name="P7" text:outline-level="2"><text:bookmark text:name="podgotovka-docker-obraza"/><text:soft-page-break/>Подготовка docker-образа</text:h>
        <text:p text:style-name="P4"><text:span text:style-name="T1">Вам предстоит соединить бэкенд и фронтенд. Убедиться, что приложение работает в целом. Также вам потребуется подготовить автоматизированные тесты для фронтенда. Последний шаг: подготовить приложение к деплою и запуску на сервере. Для этого вам потребуется подготовить </text:span><text:span text:style-name="Source_20_Text"><text:span text:style-name="T2">Docker-образ</text:span></text:span><text:span text:style-name="T1"> для вашего приложения и все необходимые compose-файлы. Подготовить файл </text:span><text:span text:style-name="Source_20_Text"><text:span text:style-name="T2">*how-to-run.md*</text:span></text:span><text:span text:style-name="T1"> в корне проекта и написать инструкцию по запуску приложения.</text:span></text:p>
        <text:h text:style-name="P6" text:outline-level="3"><text:bookmark text:name="zadacha"/>Задача</text:h>
        <text:list text:style-name="L34">
          <text:list-item>
            <text:p text:style-name="P69">Покрыть компоненты приложения (фронтенд) юнит-тестами;</text:p>
          </text:list-item>
          <text:list-item>
            <text:p text:style-name="P69">Подготовить docker-compose для запуска приложения в Docker-контейнере;</text:p>
          </text:list-item>
          <text:list-item>
            <text:p text:style-name="P69">Опционально. Готовый образ приложения можно загрузить в Github Container Registry;</text:p>
          </text:list-item>
        </text:list>
        <text:h text:style-name="P7" text:outline-level="2"><text:bookmark text:name="dopolnitelnie-zadaniya"/>Дополнительные задания</text:h>
        <text:h text:style-name="P6" text:outline-level="3"><text:bookmark text:name="1.-realizovani-stsenarii-razdela-usloviya-nachalnogo-oprosa"/>1. Реализованы сценарии раздела Условия начального опроса</text:h>
        <text:p text:style-name="P4"><text:span text:style-name="Strong_20_Emphasis"><text:span text:style-name="T3">Условия начального опроса</text:span></text:span></text:p>
        <text:p text:style-name="P5">Начальный опрос служит для настройки начальных предпочтений пользователя. Настройка предпочтений используется для заполнения данных в ЛК пользователя и подбора тренировок на главной странице приложения.</text:p>
        <text:list text:style-name="L35">
          <text:list-item>
            <text:p text:style-name="P70">Создайте ресурс для сохранения результата опроса при регистрации пользователя.</text:p>
          </text:list-item>
          <text:list-item>
            <text:p text:style-name="P70">Создайте ресурс для получения результатов опроса.</text:p>
          </text:list-item>
          <text:list-item>
            <text:p text:style-name="P70">Опросник (роль «Тренер»)</text:p>
            <text:list>
              <text:list-item>
                <text:p text:style-name="P70">Страница доступна только авторизованным пользователям с ролью «Тренер»</text:p>
              </text:list-item>
              <text:list-item>
                <text:p text:style-name="P70">Все поля обязательны для заполнения;</text:p>
              </text:list-item>
              <text:list-item>
                <text:p text:style-name="P71"><text:span text:style-name="T1">Введённые пользователем данные отправляются по нажатию на кнопку </text:span><text:span text:style-name="Source_20_Text"><text:span text:style-name="T2">Продолжить</text:span></text:span><text:span text:style-name="T1">. В случае успешного выполнения операции, пользователь перенаправляется на страницу «Личный кабинет» тренера.</text:span></text:p>
              </text:list-item>
            </text:list>
          </text:list-item>
          <text:list-item>
            <text:p text:style-name="P70">Редактирование информации о пользователе</text:p>
            <text:list>
              <text:list-item>
                <text:p text:style-name="P70">Авторизованный клиент может обновить профиль своего пользователя в приложении.</text:p>
              </text:list-item>
              <text:list-item>
                <text:p text:style-name="P70">Авторизованный клиент может обновлять только профиль своего пользователя. Редактирование информации произвольного пользователя не допускается.</text:p>
              </text:list-item>
              <text:list-item>
                <text:p text:style-name="P70">Клиент может обновить значения любых полей за исключением: электронная почта, пароль.</text:p>
              </text:list-item>
              <text:list-item>
                <text:p text:style-name="P72">Частичное обновление допускается. Например, чтобы обновить имя пользователя, авторизованный клиент может передать только имя, а не полную информацию о пользователе.</text:p>
              </text:list-item>
            </text:list>
          </text:list-item>
        </text:list>
        <text:h text:style-name="P6" text:outline-level="3"><text:bookmark text:name="2.-realizovan-servis-dlya-uvedomleniya-po-email"/><text:soft-page-break/>2. Реализован сервис для уведомления по email</text:h>
        <text:p text:style-name="P4"><text:span text:style-name="Strong_20_Emphasis"><text:span text:style-name="T3">Уведомления о новых тренировках</text:span></text:span></text:p>
        <text:p text:style-name="P5">Бэкенд задачи:</text:p>
        <text:list text:style-name="L36">
          <text:list-item>
            <text:p text:style-name="P73"><text:span text:style-name="T1">Пользователь может подписаться на получение уведомлений по </text:span><text:span text:style-name="Source_20_Text"><text:span text:style-name="T2">email</text:span></text:span><text:span text:style-name="T1"> на появление новых тренировок определённого тренера в карточке тренера;</text:span></text:p>
          </text:list-item>
          <text:list-item>
            <text:p text:style-name="P74">При создании новой тренировки уведомление отправляется не сразу. Уведомление добавляется в очередь. Для запуска рассылки уведомлений сервис предоставляет отдельный ресурс.</text:p>
          </text:list-item>
          <text:list-item>
            <text:p text:style-name="P74">Пользователь может отписаться от получения уведомлений о появлении новых тренировок. При этом ранее запланированные уведомления будут доставлены при очередной отправке.</text:p>
          </text:list-item>
          <text:list-item>
            <text:p text:style-name="P74">Отписаться от получения уведомлений о появлении новых тренировок можно по ссылке в письме. Ссылка ведёт на карточку тренера. Чек-бокс в интерфейсе на соответствующем пункте при этом снимается.</text:p>
          </text:list-item>
          <text:list-item>
            <text:p text:style-name="P73"><text:span text:style-name="T1">Для рассылки почтовых уведомлений используется тестовый </text:span><text:span text:style-name="Source_20_Text"><text:span text:style-name="T2">smtp-сервер</text:span></text:span><text:span text:style-name="T1">. Для разворачивания smtp-сервера используется Docker.</text:span></text:p>
          </text:list-item>
          <text:list-item>
            <text:p text:style-name="P73"><text:span text:style-name="T1">Текст уведомления о новой тренировке, а также оформление </text:span><text:span text:style-name="Source_20_Text"><text:span text:style-name="T2">email</text:span></text:span><text:span text:style-name="T1"> остаётся на усмотрение студента.</text:span></text:p>
          </text:list-item>
        </text:list>
        <text:p text:style-name="P5">Фронтненд задачи:</text:p>
        <text:list text:style-name="L37">
          <text:list-item>
            <text:p text:style-name="P75"><text:span text:style-name="T1">Флажок </text:span><text:span text:style-name="Source_20_Text"><text:span text:style-name="T2">Хочу получать уведомления на почту о новой тренировке</text:span></text:span><text:span text:style-name="T1">. Если пользователь выбрал чек-бокс, ему на почту должны приходить уведомления о добавлении данным тренером новых тренировок.</text:span></text:p>
          </text:list-item>
        </text:list>
        <text:h text:style-name="P6" text:outline-level="3"><text:bookmark text:name="3.-realizovano-dobavlenie-i-prosmotr-sertifikatov"/>3. Реализовано добавление и просмотр сертификатов</text:h>
        <text:p text:style-name="P4"><text:span text:style-name="Strong_20_Emphasis"><text:span text:style-name="T3">Сертификаты</text:span></text:span></text:p>
        <text:p text:style-name="P4"><text:span text:style-name="Source_20_Text"><text:span text:style-name="T2">Посмотреть сертификат</text:span></text:span><text:span text:style-name="T1"> — кнопка-ссылка на странице тренера. При нажатии появляется попап со слайдером, где представлены сертификаты тренера.</text:span></text:p>
        <text:p text:style-name="P4"><text:span text:style-name="Strong_20_Emphasis"><text:span text:style-name="T3">Блок «Сертификаты» в ЛК тренера</text:span></text:span></text:p>
        <text:p text:style-name="P4"><text:span text:style-name="T1">Блок выполнен в виде слайдера с кнопками управления, а так же кнопкой </text:span><text:span text:style-name="Source_20_Text"><text:span text:style-name="T2">Загрузить</text:span></text:span><text:span text:style-name="T1">.</text:span></text:p>
        <text:list text:style-name="L38">
          <text:list-item>
            <text:p text:style-name="P76"><text:span text:style-name="T1">Для ранее загруженных сертификатов доступна кнопка </text:span><text:span text:style-name="Source_20_Text"><text:span text:style-name="T2">Изменить</text:span></text:span><text:span text:style-name="T1">.</text:span></text:p>
          </text:list-item>
          <text:list-item>
            <text:p text:style-name="P76"><text:span text:style-name="T1">При клике на кнопку </text:span><text:span text:style-name="Source_20_Text"><text:span text:style-name="T2">Изменить</text:span></text:span><text:span text:style-name="T1"> меняет вид </text:span><text:span text:style-name="Source_20_Text"><text:span text:style-name="T2">Сохранить</text:span></text:span><text:span text:style-name="T1">, пользователю становятся доступными кнопки </text:span><text:span text:style-name="Source_20_Text"><text:span text:style-name="T2">Заменить</text:span></text:span><text:span text:style-name="T1"> и </text:span><text:span text:style-name="Source_20_Text"><text:span text:style-name="T2">Удалить</text:span></text:span><text:span text:style-name="T1">.</text:span></text:p>
          </text:list-item>
          <text:list-item>
            <text:p text:style-name="P76"><text:span text:style-name="T1">Клик на кнопку </text:span><text:span text:style-name="Source_20_Text"><text:span text:style-name="T2">Сохранить</text:span></text:span><text:span text:style-name="T1"> обновляет данные, кнопка снова меняет вид на кнопку </text:span><text:span text:style-name="Source_20_Text"><text:span text:style-name="T2">Изменить</text:span></text:span><text:span text:style-name="T1">.</text:span></text:p>
          </text:list-item>
        </text:list>
        <text:p text:style-name="P77"/>
      </text:section>
      <text:p text:style-name="Standard"><text:soft-page-break/></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TT Norms Pro" svg:font-family="'TT Norms Pro', Arial, sans-serif"/>
    <style:font-face style:name="Ubuntu Mono" svg:font-family="'Ubuntu Mono', Menlo, Monaco, Consolas, 'Courier New', 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ru" fo:country="RU" style:letter-kerning="true" style:font-name-asian="NSimSun1"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NSimSun1"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2" style:font-family-complex="Arial"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2" style:font-family-complex="Arial" style:font-family-generic-complex="system" style:font-pitch-complex="variable" style:font-size-complex="18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Arial2" style:font-family-complex="Arial"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NSimSun1" style:font-family-asian="NSimSun" style:font-family-generic-asian="system" style:font-pitch-asian="variable" style:font-size-asian="10pt" style:font-weight-asian="bold" style:font-name-complex="Arial2" style:font-family-complex="Arial" style:font-family-generic-complex="system" style:font-pitch-complex="variable" style:font-size-complex="10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3-12T11:01:03.382000000</meta:creation-date>
    <dc:date>2025-04-16T14:30:51.324000000</dc:date>
    <meta:editing-duration>PT4H44M11S</meta:editing-duration>
    <meta:editing-cycles>24</meta:editing-cycles>
    <meta:generator>LibreOffice/24.8.5.2$Windows_X86_64 LibreOffice_project/fddf2685c70b461e7832239a0162a77216259f22</meta:generator>
    <meta:document-statistic meta:table-count="0" meta:image-count="0" meta:object-count="0" meta:page-count="15" meta:paragraph-count="267" meta:word-count="3382" meta:character-count="25843" meta:non-whitespace-character-count="22877"/>
  </office:meta>
</office:document-meta>
</file>